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pr1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1-obj-Title-Slide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3" style:family="presentation" style:parent-style-name="Master1-Layout5-obj-Blank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padding-top="1.302cm" fo:padding-bottom="0cm" fo:padding-left="0cm" fo:padding-right="0cm" fo:wrap-option="wrap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.035cm" fo:margin-right="0cm" fo:margin-top="0cm" fo:margin-bottom="0cm" fo:line-height="2.014cm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2.238cm" fo:margin-right="0.014cm" fo:margin-top="0cm" fo:margin-bottom="0cm" fo:line-height="1.217cm" fo:text-indent="-2.205cm" style:punctuation-wrap="hanging">
        <style:tab-stops/>
      </style:paragraph-properties>
    </style:style>
    <style:style style:name="P4" style:family="paragraph">
      <style:paragraph-properties fo:margin-left="0.035cm" fo:margin-right="0.014cm" fo:margin-top="0cm" fo:margin-bottom="0cm" fo:line-height="1.461cm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035cm" fo:margin-right="0cm" fo:margin-top="1.041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039cm" fo:margin-right="3.189cm" fo:margin-top="0cm" fo:margin-bottom="0cm" fo:line-height="1.461cm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039cm" fo:margin-right="0cm" fo:margin-top="1.04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011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309cm" fo:margin-right="0cm" fo:margin-top="0cm" fo:margin-bottom="0cm" fo:line-height="100%" fo:text-align="start" fo:text-indent="-1.274cm" style:punctuation-wrap="hanging" style:writing-mode="lr-tb">
        <style:tab-stops>
          <style:tab-stop style:position="0.002cm"/>
        </style:tab-stops>
      </style:paragraph-properties>
    </style:style>
    <style:style style:name="P10" style:family="paragraph">
      <style:paragraph-properties fo:margin-left="0.166cm" fo:margin-right="3.189cm" fo:margin-top="0cm" fo:margin-bottom="0cm" fo:line-height="1.461cm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166cm" fo:margin-right="0cm" fo:margin-top="1.041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436cm" fo:margin-right="0cm" fo:margin-top="0cm" fo:margin-bottom="0cm" fo:line-height="1.492cm" fo:text-align="start" fo:text-indent="-1.401cm" style:punctuation-wrap="hanging" style:writing-mode="lr-tb">
        <style:tab-stops>
          <style:tab-stop style:position="0.002cm"/>
        </style:tab-stops>
      </style:paragraph-properties>
    </style:style>
    <style:style style:name="P13" style:family="paragraph">
      <style:paragraph-properties fo:margin-left="1.436cm" fo:margin-right="1.055cm" fo:margin-top="0.069cm" fo:margin-bottom="0cm" fo:line-height="1.461cm" fo:text-align="start" fo:text-indent="-1.401cm" style:punctuation-wrap="hanging" style:writing-mode="lr-tb">
        <style:tab-stops>
          <style:tab-stop style:position="0.355cm"/>
        </style:tab-stops>
      </style:paragraph-properties>
    </style:style>
    <style:style style:name="P14" style:family="paragraph">
      <style:paragraph-properties fo:margin-left="0.03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004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309cm" fo:margin-right="0.014cm" fo:margin-top="0cm" fo:margin-bottom="0cm" fo:line-height="1.461cm" fo:text-align="start" fo:text-indent="-1.274cm" style:punctuation-wrap="hanging" style:writing-mode="lr-tb">
        <style:tab-stops>
          <style:tab-stop style:position="0.002cm"/>
        </style:tab-stops>
      </style:paragraph-properties>
    </style:style>
    <style:style style:name="P17" style:family="paragraph">
      <style:paragraph-properties fo:margin-left="0cm" fo:margin-right="0cm" fo:margin-top="0.012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.035cm" fo:margin-right="0cm" fo:margin-top="0cm" fo:margin-bottom="0cm" fo:line-height="100%" fo:text-indent="0cm" style:punctuation-wrap="hanging">
        <style:tab-stops/>
      </style:paragraph-properties>
    </style:style>
    <style:style style:name="P19" style:family="paragraph">
      <style:paragraph-properties fo:margin-left="1.309cm" fo:margin-right="0cm" fo:margin-top="0.127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.039cm" fo:margin-right="0.014cm" fo:margin-top="0.056cm" fo:margin-bottom="0cm" fo:line-height="1.411cm" fo:text-align="start" fo:text-indent="1.162cm" style:punctuation-wrap="hanging" style:writing-mode="lr-tb">
        <style:tab-stops/>
      </style:paragraph-properties>
    </style:style>
    <style:style style:name="P22" style:family="paragraph">
      <style:paragraph-properties fo:margin-left="1.203cm" fo:margin-right="0cm" fo:margin-top="0.127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09cm" fo:margin-right="0cm" fo:margin-top="0cm" fo:margin-bottom="0cm" fo:line-height="1.244cm" fo:text-align="start" fo:text-indent="-1.274cm" style:punctuation-wrap="hanging" style:writing-mode="lr-tb">
        <style:tab-stops>
          <style:tab-stop style:position="0.002cm"/>
        </style:tab-stops>
      </style:paragraph-properties>
    </style:style>
    <style:style style:name="P24" style:family="paragraph">
      <style:paragraph-properties fo:margin-left="1.309cm" fo:margin-right="0cm" fo:margin-top="0cm" fo:margin-bottom="0cm" fo:line-height="1.244cm" fo:text-align="start" fo:text-indent="0cm" style:punctuation-wrap="hanging" style:writing-mode="lr-tb">
        <style:tab-stops/>
      </style:paragraph-properties>
    </style:style>
    <style:style style:name="P25" style:family="paragraph">
      <style:paragraph-properties fo:margin-left="0.035cm" fo:margin-right="0.014cm" fo:margin-top="0cm" fo:margin-bottom="0cm" fo:line-height="1.217cm" fo:text-align="start" fo:text-indent="0cm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.019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0.035cm" fo:margin-right="2.08cm" fo:margin-top="0.196cm" fo:margin-bottom="0cm" fo:line-height="1.238cm" fo:text-align="start" fo:text-indent="1.27cm" style:punctuation-wrap="hanging" style:writing-mode="lr-tb">
        <style:tab-stops/>
      </style:paragraph-properties>
    </style:style>
    <style:style style:name="P28" style:family="paragraph">
      <style:paragraph-properties fo:margin-left="1.305cm" fo:margin-right="0cm" fo:margin-top="0.092cm" fo:margin-bottom="0cm" fo:line-height="100%" fo:text-align="start" fo:text-indent="0cm" style:punctuation-wrap="hanging" style:writing-mode="lr-tb">
        <style:tab-stops/>
      </style:paragraph-properties>
    </style:style>
    <style:style style:name="P29" style:family="paragraph">
      <style:paragraph-properties fo:margin-left="1.305cm" fo:margin-right="0cm" fo:margin-top="0.127cm" fo:margin-bottom="0cm" fo:line-height="100%" fo:text-align="start" fo:text-indent="0cm" style:punctuation-wrap="hanging" style:writing-mode="lr-tb">
        <style:tab-stops/>
      </style:paragraph-properties>
    </style:style>
    <style:style style:name="P3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1" style:family="paragraph">
      <style:paragraph-properties fo:margin-left="0.035cm" fo:margin-right="0cm" fo:margin-top="0cm" fo:margin-bottom="0cm" fo:line-height="1.512cm" fo:text-indent="0cm" style:punctuation-wrap="hanging">
        <style:tab-stops/>
      </style:paragraph-properties>
    </style:style>
    <style:style style:name="P32" style:family="paragraph">
      <style:paragraph-properties fo:margin-left="0.035cm" fo:margin-right="1.284cm" fo:margin-top="0cm" fo:margin-bottom="0cm" fo:line-height="1.238cm" fo:text-align="start" fo:text-indent="1.27cm" style:punctuation-wrap="hanging" style:writing-mode="lr-tb">
        <style:tab-stops/>
      </style:paragraph-properties>
    </style:style>
    <style:style style:name="P33" style:family="paragraph">
      <style:paragraph-properties fo:margin-left="0.035cm" fo:margin-right="0cm" fo:margin-top="0.092cm" fo:margin-bottom="0cm" fo:line-height="100%" fo:text-align="start" fo:text-indent="0cm" style:punctuation-wrap="hanging" style:writing-mode="lr-tb">
        <style:tab-stops/>
      </style:paragraph-properties>
    </style:style>
    <style:style style:name="P34" style:family="paragraph">
      <style:paragraph-properties fo:margin-left="0cm" fo:margin-right="0cm" fo:margin-top="0.005cm" fo:margin-bottom="0cm" fo:line-height="100%" fo:text-align="start" fo:text-indent="0cm" style:punctuation-wrap="hanging" style:writing-mode="lr-tb">
        <style:tab-stops/>
      </style:paragraph-properties>
    </style:style>
    <style:style style:name="P35" style:family="paragraph">
      <style:paragraph-properties fo:margin-left="1.30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6" style:family="paragraph">
      <style:paragraph-properties fo:margin-left="2.575cm" fo:margin-right="0cm" fo:margin-top="0.288cm" fo:margin-bottom="0cm" fo:line-height="1.004cm" fo:text-align="start" fo:text-indent="-1.147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2.575cm" fo:margin-right="0cm" fo:margin-top="0cm" fo:margin-bottom="0cm" fo:line-height="0.991cm" fo:text-align="start" fo:text-indent="-1.147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2.575cm" fo:margin-right="2.925cm" fo:margin-top="0.152cm" fo:margin-bottom="0cm" fo:line-height="0.854cm" fo:text-align="start" fo:text-indent="-1.147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'Courier 10 Pitch'" style:font-pitch="fixed"/>
    </style:style>
    <style:style style:name="P40" style:family="paragraph">
      <style:paragraph-properties fo:margin-left="0.035cm" fo:margin-right="0cm" fo:margin-top="0.139cm" fo:margin-bottom="0cm" fo:line-height="100%" fo:text-align="start" fo:text-indent="0cm" style:punctuation-wrap="hanging" style:writing-mode="lr-tb">
        <style:tab-stops/>
      </style:paragraph-properties>
      <style:text-properties fo:font-family="'Courier 10 Pitch'" style:font-pitch="fixed"/>
    </style:style>
    <style:style style:name="P41" style:family="paragraph">
      <style:paragraph-properties fo:margin-left="2.574cm" fo:margin-right="0cm" fo:margin-top="0.139cm" fo:margin-bottom="0cm" fo:line-height="100%" fo:text-align="start" fo:text-indent="0cm" style:punctuation-wrap="hanging" style:writing-mode="lr-tb">
        <style:tab-stops/>
      </style:paragraph-properties>
      <style:text-properties fo:font-family="'Courier 10 Pitch'" style:font-pitch="fixed"/>
    </style:style>
    <style:style style:name="P42" style:family="paragraph">
      <style:paragraph-properties fo:margin-left="3.844cm" fo:margin-right="0.014cm" fo:margin-top="0cm" fo:margin-bottom="0cm" fo:line-height="118%" fo:text-align="start" fo:text-indent="0.123cm" style:punctuation-wrap="hanging" style:writing-mode="lr-tb">
        <style:tab-stops>
          <style:tab-stop style:position="6.048cm"/>
        </style:tab-stops>
      </style:paragraph-properties>
      <style:text-properties fo:font-family="'Courier 10 Pitch'" style:font-pitch="fixed"/>
    </style:style>
    <style:style style:name="P43" style:family="paragraph">
      <style:paragraph-properties style:writing-mode="lr-tb" style:font-independent-line-spacing="true"/>
      <style:text-properties fo:font-family="'Courier 10 Pitch'" style:font-pitch="fixed"/>
    </style:style>
    <style:style style:name="P44" style:family="paragraph">
      <style:paragraph-properties fo:margin-left="0.035cm" fo:margin-right="1.501cm" fo:margin-top="0cm" fo:margin-bottom="0cm" fo:line-height="1.217cm" fo:text-align="start" fo:text-indent="0cm" style:punctuation-wrap="hanging" style:writing-mode="lr-tb">
        <style:tab-stops/>
      </style:paragraph-properties>
    </style:style>
    <style:style style:name="P45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/>
      </style:paragraph-properties>
    </style:style>
    <style:style style:name="P46" style:family="paragraph">
      <style:paragraph-properties fo:margin-left="0.035cm" fo:margin-right="1.175cm" fo:margin-top="0cm" fo:margin-bottom="0cm" fo:line-height="1.238cm" fo:text-align="start" fo:text-indent="1.27cm" style:punctuation-wrap="hanging" style:writing-mode="lr-tb">
        <style:tab-stops/>
      </style:paragraph-properties>
    </style:style>
    <style:style style:name="P47" style:family="paragraph">
      <style:paragraph-properties fo:margin-left="0.035cm" fo:margin-right="0.014cm" fo:margin-top="0.196cm" fo:margin-bottom="0cm" fo:line-height="1.238cm" fo:text-align="start" fo:text-indent="1.27cm" style:punctuation-wrap="hanging" style:writing-mode="lr-tb">
        <style:tab-stops/>
      </style:paragraph-properties>
    </style:style>
    <style:style style:name="P48" style:family="paragraph">
      <style:paragraph-properties fo:margin-left="0.035cm" fo:margin-right="0.014cm" fo:margin-top="0cm" fo:margin-bottom="0cm" fo:line-height="118%" fo:text-align="start" fo:text-indent="0cm" style:punctuation-wrap="hanging" style:writing-mode="lr-tb">
        <style:tab-stops>
          <style:tab-stop style:position="2.538cm"/>
          <style:tab-stop style:position="5.427cm" style:type="right"/>
        </style:tab-stops>
      </style:paragraph-properties>
    </style:style>
    <style:style style:name="P49" style:family="paragraph">
      <style:paragraph-properties fo:margin-left="0.035cm" fo:margin-right="0cm" fo:margin-top="0.139cm" fo:margin-bottom="0cm" fo:line-height="100%" fo:text-align="start" fo:text-indent="0cm" style:punctuation-wrap="hanging" style:writing-mode="lr-tb">
        <style:tab-stops>
          <style:tab-stop style:position="2.538cm"/>
          <style:tab-stop style:position="5.078cm"/>
        </style:tab-stops>
      </style:paragraph-properties>
    </style:style>
    <style:style style:name="P50" style:family="paragraph">
      <style:paragraph-properties fo:margin-left="0.037cm" fo:margin-right="0.014cm" fo:margin-top="0cm" fo:margin-bottom="0cm" fo:line-height="118%" fo:text-align="start" fo:text-indent="-0.004cm" style:punctuation-wrap="hanging" style:writing-mode="lr-tb">
        <style:tab-stops/>
      </style:paragraph-properties>
    </style:style>
    <style:style style:name="P51" style:family="paragraph">
      <style:paragraph-properties fo:margin-left="0.035cm" fo:margin-right="0cm" fo:margin-top="0.139cm" fo:margin-bottom="0cm" fo:line-height="100%" fo:text-align="start" fo:text-indent="0cm" style:punctuation-wrap="hanging" style:writing-mode="lr-tb">
        <style:tab-stops/>
      </style:paragraph-properties>
    </style:style>
    <style:style style:name="P52" style:family="paragraph">
      <style:paragraph-properties fo:margin-left="0.182cm" fo:margin-right="0cm" fo:margin-top="0cm" fo:margin-bottom="0cm" fo:line-height="100%" fo:text-align="start" fo:text-indent="0cm" style:punctuation-wrap="hanging" style:writing-mode="lr-tb">
        <style:tab-stops>
          <style:tab-stop style:position="2.09cm"/>
        </style:tab-stops>
      </style:paragraph-properties>
    </style:style>
    <style:style style:name="P53" style:family="paragraph">
      <style:paragraph-properties fo:margin-left="0.035cm" fo:margin-right="0cm" fo:margin-top="0.139cm" fo:margin-bottom="0cm" fo:line-height="100%" fo:text-align="start" fo:text-indent="0cm" style:punctuation-wrap="hanging" style:writing-mode="lr-tb">
        <style:tab-stops>
          <style:tab-stop style:position="2.538cm"/>
        </style:tab-stops>
      </style:paragraph-properties>
    </style:style>
    <style:style style:name="P54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1.268cm"/>
        </style:tab-stops>
      </style:paragraph-properties>
    </style:style>
    <style:style style:name="P55" style:family="paragraph">
      <style:paragraph-properties fo:margin-left="0.035cm" fo:margin-right="1.175cm" fo:margin-top="0cm" fo:margin-bottom="0cm" fo:line-height="1.238cm" fo:text-indent="1.27cm" style:punctuation-wrap="hanging">
        <style:tab-stops/>
      </style:paragraph-properties>
      <style:text-properties fo:font-family="'Courier 10 Pitch'" style:font-pitch="fixed"/>
    </style:style>
    <style:style style:name="P56" style:family="paragraph">
      <style:paragraph-properties fo:margin-left="1.305cm" fo:margin-right="0cm" fo:margin-top="0.092cm" fo:margin-bottom="0cm" fo:line-height="100%" fo:text-indent="0cm" style:punctuation-wrap="hanging">
        <style:tab-stops/>
      </style:paragraph-properties>
      <style:text-properties fo:font-family="'Courier 10 Pitch'" style:font-pitch="fixed"/>
    </style:style>
    <style:style style:name="P57" style:family="paragraph">
      <style:paragraph-properties fo:margin-left="0.035cm" fo:margin-right="1.175cm" fo:margin-top="0.196cm" fo:margin-bottom="0cm" fo:line-height="1.238cm" fo:text-indent="1.27cm" style:punctuation-wrap="hanging">
        <style:tab-stops/>
      </style:paragraph-properties>
      <style:text-properties fo:font-family="'Courier 10 Pitch'" style:font-pitch="fixed"/>
    </style:style>
    <style:style style:name="P58" style:family="paragraph">
      <style:paragraph-properties fo:margin-left="0.035cm" fo:margin-right="0.014cm" fo:margin-top="0.159cm" fo:margin-bottom="0cm" fo:line-height="1.238cm" fo:text-indent="1.27cm" style:punctuation-wrap="hanging">
        <style:tab-stops/>
      </style:paragraph-properties>
      <style:text-properties fo:font-family="'Courier 10 Pitch'" style:font-pitch="fixed"/>
    </style:style>
    <style:style style:name="P59" style:family="paragraph">
      <style:paragraph-properties fo:margin-left="0.035cm" fo:margin-right="0.014cm" fo:margin-top="0.143cm" fo:margin-bottom="0cm" fo:line-height="0.96cm" fo:text-align="start" fo:text-indent="0cm" style:punctuation-wrap="hanging" style:writing-mode="lr-tb">
        <style:tab-stops/>
      </style:paragraph-properties>
    </style:style>
    <style:style style:name="P60" style:family="paragraph">
      <style:paragraph-properties fo:margin-left="0cm" fo:margin-right="0cm" fo:margin-top="0.009cm" fo:margin-bottom="0cm" fo:line-height="100%" fo:text-align="start" fo:text-indent="0cm" style:punctuation-wrap="hanging" style:writing-mode="lr-tb">
        <style:tab-stops/>
      </style:paragraph-properties>
    </style:style>
    <style:style style:name="P61" style:family="paragraph">
      <style:paragraph-properties fo:margin-left="0.035cm" fo:margin-right="0cm" fo:margin-top="0.139cm" fo:margin-bottom="0cm" fo:line-height="0.753cm" fo:text-align="start" fo:text-indent="0cm" style:punctuation-wrap="hanging" style:writing-mode="lr-tb">
        <style:tab-stops/>
      </style:paragraph-properties>
    </style:style>
    <style:style style:name="P62" style:family="paragraph">
      <style:paragraph-properties fo:margin-left="0.035cm" fo:margin-right="0cm" fo:margin-top="0cm" fo:margin-bottom="0cm" fo:line-height="0.753cm" fo:text-align="start" fo:text-indent="0cm" style:punctuation-wrap="hanging" style:writing-mode="lr-tb">
        <style:tab-stops/>
      </style:paragraph-properties>
    </style:style>
    <style:style style:name="P63" style:family="paragraph">
      <style:paragraph-properties fo:margin-left="0.035cm" fo:margin-right="0cm" fo:margin-top="0.395cm" fo:margin-bottom="0cm" fo:line-height="100%" fo:text-align="start" fo:text-indent="0cm" style:punctuation-wrap="hanging" style:writing-mode="lr-tb">
        <style:tab-stops/>
      </style:paragraph-properties>
    </style:style>
    <style:style style:name="P64" style:family="paragraph">
      <style:paragraph-properties fo:margin-left="0.035cm" fo:margin-right="0cm" fo:margin-top="0.127cm" fo:margin-bottom="0cm" fo:line-height="100%" fo:text-align="start" fo:text-indent="0cm" style:punctuation-wrap="hanging" style:writing-mode="lr-tb">
        <style:tab-stops/>
      </style:paragraph-properties>
    </style:style>
    <style:style style:name="P65" style:family="paragraph">
      <style:paragraph-properties fo:margin-left="0.035cm" fo:margin-right="0cm" fo:margin-top="0.127cm" fo:margin-bottom="0cm" fo:line-height="100%" fo:text-indent="0cm" style:punctuation-wrap="hanging">
        <style:tab-stops/>
      </style:paragraph-properties>
    </style:style>
    <style:style style:name="P66" style:family="paragraph">
      <style:paragraph-properties fo:margin-left="0.035cm" fo:margin-right="0.014cm" fo:margin-top="0.176cm" fo:margin-bottom="0cm" fo:line-height="0.73cm" fo:text-indent="0cm" style:punctuation-wrap="hanging">
        <style:tab-stops/>
      </style:paragraph-properties>
    </style:style>
    <style:style style:name="P67" style:family="paragraph">
      <style:paragraph-properties fo:margin-left="0.035cm" fo:margin-right="3.895cm" fo:margin-top="0.032cm" fo:margin-bottom="0cm" fo:line-height="0.889cm" fo:text-indent="0cm" style:punctuation-wrap="hanging">
        <style:tab-stops/>
      </style:paragraph-properties>
    </style:style>
    <style:style style:name="P68" style:family="paragraph">
      <style:paragraph-properties fo:margin-left="0.035cm" fo:margin-right="5.484cm" fo:margin-top="0cm" fo:margin-bottom="0cm" fo:line-height="0.889cm" fo:text-indent="0cm" style:punctuation-wrap="hanging">
        <style:tab-stops/>
      </style:paragraph-properties>
    </style:style>
    <style:style style:name="P69" style:family="paragraph">
      <style:paragraph-properties fo:margin-left="0.035cm" fo:margin-right="0.014cm" fo:margin-top="0cm" fo:margin-bottom="0cm" fo:line-height="111%" fo:text-align="start" fo:text-indent="0cm" style:punctuation-wrap="hanging" style:writing-mode="lr-tb">
        <style:tab-stops/>
      </style:paragraph-properties>
    </style:style>
    <style:style style:name="P70" style:family="paragraph">
      <style:paragraph-properties fo:margin-left="0.035cm" fo:margin-right="0.653cm" fo:margin-top="0cm" fo:margin-bottom="0cm" fo:line-height="1.217cm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fo:font-size="48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4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family-complex="Arial" style:font-size-complex="48pt" style:font-style-complex="normal" style:font-weight-complex="bold"/>
    </style:style>
    <style:style style:name="T3" style:family="text">
      <style:text-properties fo:color="#656565" style:text-line-through-style="none" style:text-position="0% 100%" fo:font-family="Arial" fo:font-size="30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" style:family="text">
      <style:text-properties fo:color="#656565" style:text-line-through-style="none" style:text-position="0% 100%" fo:font-family="Arial" fo:font-size="30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" style:family="text">
      <style:text-properties fo:color="#656565" style:text-line-through-style="none" style:text-position="0% 100%" fo:font-family="Arial" fo:font-size="30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3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family-complex="Arial" style:font-size-complex="36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fo:font-size="36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fo:font-size="36pt" fo:letter-spacing="-0.004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family-complex="Arial" style:font-size-complex="36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fo:font-size="36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Times New Roman'" fo:font-size="4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family-complex="'Times New Roman'" style:font-size-complex="4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rial" fo:font-size="3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Times New Roman'" fo:font-size="29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family-complex="'Times New Roman'" style:font-size-complex="29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fo:font-size="36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rial" fo:font-size="36p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Times New Roman'" fo:font-size="41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family-complex="'Times New Roman'" style:font-size-complex="41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Consolas" fo:font-size="36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Consolas" style:font-size-complex="36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Consolas" fo:font-size="36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Consolas" style:font-size-complex="36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fo:font-size="36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family-complex="Arial" style:font-size-complex="36pt" style:font-style-complex="normal" style:font-weight-complex="bold"/>
    </style:style>
    <style:style style:name="T21" style:family="text">
      <style:text-properties fo:color="#000000" style:text-line-through-style="none" style:text-position="0% 100%" fo:font-family="Arial" fo:font-size="36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family-complex="Arial" style:font-size-complex="36pt" style:font-style-complex="normal" style:font-weight-complex="bold"/>
    </style:style>
    <style:style style:name="T22" style:family="text">
      <style:text-properties fo:color="#000000" style:text-line-through-style="none" style:text-position="0% 100%" fo:font-family="'Courier 10 Pitch'" style:font-pitch="fixed" fo:font-size="30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Courier 10 Pitch'" style:font-pitch="fixed" fo:font-size="30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fo:font-size="30pt" fo:letter-spacing="-0.002cm" fo:font-style="italic" style:text-underline-style="none" fo:font-weight="normal" style:text-underline-mode="continuous" style:text-overline-mode="continuous" style:text-line-through-mode="continuous" style:letter-kerning="true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25" style:family="text">
      <style:text-properties fo:color="#000000" style:text-line-through-style="none" style:text-position="0% 100%" fo:font-family="Arial" fo:font-size="30pt" fo:letter-spacing="normal" fo:font-style="italic" style:text-underline-style="none" fo:font-weight="normal" style:text-underline-mode="continuous" style:text-overline-mode="continuous" style:text-line-through-mode="continuous" style:letter-kerning="true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26" style:family="text">
      <style:text-properties fo:color="#000000" style:text-line-through-style="none" style:text-position="0% 100%" fo:font-family="'Times New Roman'" fo:font-size="36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.5pt" style:font-style-asian="normal" style:font-weight-asian="normal" style:font-family-complex="'Times New Roman'" style:font-size-complex="36.5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Arial" fo:font-size="30pt" fo:letter-spacing="-0.004cm" fo:font-style="italic" style:text-underline-style="none" fo:font-weight="normal" style:text-underline-mode="continuous" style:text-overline-mode="continuous" style:text-line-through-mode="continuous" style:letter-kerning="true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28" style:family="text">
      <style:text-properties fo:color="#000000" style:text-line-through-style="none" style:text-position="0% 100%" fo:font-family="'Times New Roman'" fo:font-size="34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4.5pt" style:font-style-asian="normal" style:font-weight-asian="normal" style:font-family-complex="'Times New Roman'" style:font-size-complex="34.5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Arial" fo:font-size="3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fo:font-size="3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Consolas" fo:font-size="30pt" fo:letter-spacing="-0.279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'Courier 10 Pitch'" style:font-pitch="fixed" fo:font-size="30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33" style:family="text">
      <style:text-properties fo:color="#000000" style:text-line-through-style="none" style:text-position="0% 100%" fo:font-family="Arial" fo:font-size="30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4" style:family="text">
      <style:text-properties fo:color="#000000" style:text-line-through-style="none" style:text-position="0% 100%" fo:font-family="'Courier 10 Pitch'" style:font-pitch="fixed" fo:font-size="2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Consolas" style:font-size-complex="28pt" style:font-style-complex="normal" style:font-weight-complex="normal"/>
    </style:style>
    <style:style style:name="T35" style:family="text">
      <style:text-properties fo:color="#000000" style:text-line-through-style="none" style:text-position="0% 100%" fo:font-family="'Courier 10 Pitch'" style:font-pitch="fixed" fo:font-size="2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Consolas" style:font-size-complex="28pt" style:font-style-complex="normal" style:font-weight-complex="normal"/>
    </style:style>
    <style:style style:name="T36" style:family="text">
      <style:text-properties fo:color="#000000" style:text-line-through-style="none" style:text-position="0% 100%" fo:font-family="'Courier 10 Pitch'" style:font-pitch="fixed" fo:font-size="2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Consolas" style:font-size-complex="28pt" style:font-style-complex="normal" style:font-weight-complex="normal"/>
    </style:style>
    <style:style style:name="T37" style:family="text">
      <style:text-properties fo:color="#000000" style:text-line-through-style="none" style:text-position="0% 100%" fo:font-family="'Courier 10 Pitch'" style:font-pitch="fixed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'Times New Roman'" style:font-size-complex="28pt" style:font-style-complex="normal" style:font-weight-complex="normal"/>
    </style:style>
    <style:style style:name="T38" style:family="text">
      <style:text-properties fo:color="#000000" style:text-line-through-style="none" style:text-position="0% 100%" fo:font-family="Consolas" fo:font-size="30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Consolas" fo:font-size="30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Consolas" fo:font-size="30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41" style:family="text">
      <style:text-properties fo:color="#000000" style:text-line-through-style="none" style:text-position="0% 100%" fo:font-family="'Times New Roman'" fo:font-size="37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7.5pt" style:font-style-asian="normal" style:font-weight-asian="normal" style:font-family-complex="'Times New Roman'" style:font-size-complex="37.5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Consolas" fo:font-size="2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43" style:family="text">
      <style:text-properties fo:color="#000000" style:text-line-through-style="none" style:text-position="0% 100%" fo:font-family="Consolas" fo:font-size="2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Consolas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45" style:family="text">
      <style:text-properties fo:color="#000000" style:text-line-through-style="none" style:text-position="0% 100%" fo:font-family="Arial" fo:font-size="36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family-complex="Arial" style:font-size-complex="36pt" style:font-style-complex="normal" style:font-weight-complex="bold"/>
    </style:style>
    <style:style style:name="T46" style:family="text">
      <style:text-properties fo:color="#000000" style:text-line-through-style="none" style:text-position="0% 100%" fo:font-family="'Courier 10 Pitch'" style:font-pitch="fixed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47" style:family="text">
      <style:text-properties fo:color="#000000" style:text-line-through-style="none" style:text-position="0% 100%" fo:font-family="'Courier 10 Pitch'" style:font-pitch="fixed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48" style:family="text">
      <style:text-properties fo:color="#000000" style:text-line-through-style="none" style:text-position="0% 100%" fo:font-family="'Courier 10 Pitch'" style:font-pitch="fixed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49" style:family="text">
      <style:text-properties fo:color="#000000" style:text-line-through-style="none" style:text-position="0% 100%" fo:font-family="'Courier 10 Pitch'" style:font-pitch="fixed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0" style:family="text">
      <style:text-properties fo:color="#000000" style:text-line-through-style="none" style:text-position="0% 100%" fo:font-family="'Times New Roman'" fo:font-size="33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family-complex="'Times New Roman'" style:font-size-complex="33pt" style:font-style-complex="normal" style:font-weight-complex="normal"/>
    </style:style>
    <style:style style:name="T51" style:family="text">
      <style:text-properties fo:color="#000000" style:text-line-through-style="none" style:text-position="0% 100%" fo:font-family="'Courier 10 Pitch'" style:font-pitch="fixed" fo:font-size="26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Consolas" style:font-size-complex="26pt" style:font-style-complex="normal" style:font-weight-complex="normal"/>
    </style:style>
    <style:style style:name="T52" style:family="text">
      <style:text-properties fo:color="#000000" style:text-line-through-style="none" style:text-position="0% 100%" fo:font-family="'Courier 10 Pitch'" style:font-pitch="fixed" fo:font-size="26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Consolas" style:font-size-complex="26pt" style:font-style-complex="normal" style:font-weight-complex="normal"/>
    </style:style>
    <style:style style:name="T53" style:family="text">
      <style:text-properties fo:color="#000000" style:text-line-through-style="none" style:text-position="0% 100%" fo:font-family="'Courier 10 Pitch'" style:font-pitch="fixed" fo:font-size="2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Consolas" style:font-size-complex="26pt" style:font-style-complex="normal" style:font-weight-complex="normal"/>
    </style:style>
    <style:style style:name="T54" style:family="text">
      <style:text-properties fo:color="#000000" style:text-line-through-style="none" style:text-position="0% 100%" fo:font-family="Consolas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5" style:family="text">
      <style:text-properties fo:color="#000000" style:text-line-through-style="none" style:text-position="0% 100%" fo:font-family="Consolas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6" style:family="text">
      <style:text-properties fo:color="#000000" style:text-line-through-style="none" style:text-position="0% 100%" fo:font-family="Consolas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Consolas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8" style:family="text">
      <style:text-properties fo:color="#000000" style:text-line-through-style="none" style:text-position="0% 100%" fo:font-family="Consolas" fo:font-size="18pt" fo:letter-spacing="0.09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59" style:family="text">
      <style:text-properties fo:color="#000000" style:text-line-through-style="none" style:text-position="0% 100%" fo:font-family="'Times New Roman'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'Times New Roman'" style:font-size-complex="18pt" style:font-style-complex="normal" style:font-weight-complex="normal"/>
    </style:style>
    <style:style style:name="T60" style:family="text">
      <style:text-properties fo:color="#000000" style:text-line-through-style="none" style:text-position="0% 100%" fo:font-family="'Courier 10 Pitch'" style:font-pitch="fixed" fo:font-size="30pt" fo:letter-spacing="-0.009cm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61" style:family="text">
      <style:text-properties fo:color="#000000" style:text-line-through-style="none" style:text-position="0% 100%" fo:font-family="'Courier 10 Pitch'" style:font-pitch="fixed" fo:font-size="30pt" fo:letter-spacing="-0.007cm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62" style:family="text">
      <style:text-properties fo:color="#000000" style:text-line-through-style="none" style:text-position="0% 100%" fo:font-family="'Courier 10 Pitch'" style:font-pitch="fixed" fo:font-size="30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63" style:family="text">
      <style:text-properties fo:color="#000000" style:text-line-through-style="none" style:text-position="0% 100%" fo:font-family="'Courier New'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Courier New'" style:font-size-complex="24pt" style:font-style-complex="normal" style:font-weight-complex="normal"/>
    </style:style>
    <style:style style:name="T64" style:family="text">
      <style:text-properties fo:color="#000000" style:text-line-through-style="none" style:text-position="0% 100%" fo:font-family="'Times New Roman'" fo:font-size="35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5.5pt" style:font-style-asian="normal" style:font-weight-asian="normal" style:font-family-complex="'Times New Roman'" style:font-size-complex="35.5pt" style:font-style-complex="normal" style:font-weight-complex="normal"/>
    </style:style>
    <style:style style:name="T65" style:family="text">
      <style:text-properties fo:color="#000000" style:text-line-through-style="none" style:text-position="0% 100%" fo:font-family="Arial" fo:font-size="30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6" style:family="text">
      <style:text-properties fo:color="#000000" style:text-line-through-style="none" style:text-position="0% 100%" fo:font-family="Consolas" fo:font-size="30pt" fo:letter-spacing="-0.284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67" style:family="text">
      <style:text-properties fo:color="#000000" style:text-line-through-style="none" style:text-position="0% 100%" fo:font-family="'Times New Roman'" fo:font-size="37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family-complex="'Times New Roman'" style:font-size-complex="37pt" style:font-style-complex="normal" style:font-weight-complex="normal"/>
    </style:style>
    <style:style style:name="T68" style:family="text">
      <style:text-properties fo:color="#000000" style:text-line-through-style="none" style:text-position="0% 100%" fo:font-family="Consolas" fo:font-size="30pt" fo:letter-spacing="0.012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69" style:family="text">
      <style:text-properties fo:color="#000000" style:text-line-through-style="none" style:text-position="0% 100%" fo:font-family="Consolas" fo:font-size="30pt" fo:letter-spacing="-0.009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family-complex="Consolas" style:font-size-complex="30pt" style:font-style-complex="normal" style:font-weight-complex="bold"/>
    </style:style>
    <style:style style:name="T70" style:family="text">
      <style:text-properties fo:color="#000000" style:text-line-through-style="none" style:text-position="0% 100%" fo:font-family="Consolas" fo:font-size="30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family-complex="Consolas" style:font-size-complex="30pt" style:font-style-complex="normal" style:font-weight-complex="bold"/>
    </style:style>
    <style:style style:name="T71" style:family="text">
      <style:text-properties fo:color="#000000" style:text-line-through-style="none" style:text-position="0% 100%" fo:font-family="Arial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2" style:family="text">
      <style:text-properties fo:color="#000000" style:text-line-through-style="none" style:text-position="0% 100%" fo:font-family="Arial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3" style:family="text">
      <style:text-properties fo:color="#000000" style:text-line-through-style="none" style:text-position="0% 100%" fo:font-family="'Times New Roman'" fo:font-size="25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5.5pt" style:font-style-asian="normal" style:font-weight-asian="normal" style:font-family-complex="'Times New Roman'" style:font-size-complex="25.5pt" style:font-style-complex="normal" style:font-weight-complex="normal"/>
    </style:style>
    <style:style style:name="T74" style:family="text">
      <style:text-properties fo:color="#000000" style:text-line-through-style="none" style:text-position="0% 100%" fo:font-family="Arial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family-complex="Arial" style:font-size-complex="18pt" style:font-style-complex="normal" style:font-weight-complex="bold"/>
    </style:style>
    <style:style style:name="T75" style:family="text">
      <style:text-properties fo:color="#000000" style:text-line-through-style="none" style:text-position="0% 100%" fo:font-family="Arial" fo:font-size="18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family-complex="Arial" style:font-size-complex="18pt" style:font-style-complex="normal" style:font-weight-complex="bold"/>
    </style:style>
    <style:style style:name="T76" style:family="text">
      <style:text-properties fo:color="#000000" style:text-line-through-style="none" style:text-position="0% 100%" fo:font-family="Arial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7" style:family="text">
      <style:text-properties fo:color="#000000" style:text-line-through-style="none" style:text-position="0% 100%" fo:font-family="Arial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8" style:family="text">
      <style:text-properties fo:color="#000000" style:text-line-through-style="none" style:text-position="0% 100%" fo:font-family="Arial" fo:font-size="18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family-complex="Arial" style:font-size-complex="18pt" style:font-style-complex="normal" style:font-weight-complex="bold"/>
    </style:style>
    <style:style style:name="T79" style:family="text">
      <style:text-properties fo:color="#000000" style:text-line-through-style="none" style:text-position="0% 100%" fo:font-family="Arial" fo:font-size="18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family-complex="Arial" style:font-size-complex="18pt" style:font-style-complex="normal" style:font-weight-complex="bold"/>
    </style:style>
    <style:style style:name="T80" style:family="text">
      <style:text-properties fo:color="#000000" style:text-line-through-style="none" style:text-position="0% 100%" fo:font-family="Arial" fo:font-size="18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81" style:family="text">
      <style:text-properties fo:color="#000000" style:text-line-through-style="none" style:text-position="0% 100%" fo:font-family="Arial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82" style:family="text">
      <style:text-properties fo:color="#000000" style:text-line-through-style="none" style:text-position="0% 100%" fo:font-family="Arial" fo:font-size="18pt" fo:letter-spacing="0.002cm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family-complex="Arial" style:font-size-complex="18pt" style:font-style-complex="normal" style:font-weight-complex="bold"/>
    </style:style>
    <style:style style:name="T83" style:family="text">
      <style:text-properties fo:color="#000000" style:text-line-through-style="none" style:text-position="0% 100%" fo:font-family="Arial" fo:font-size="18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family-complex="Arial" style:font-size-complex="18pt" style:font-style-complex="normal" style:font-weight-complex="bold"/>
    </style:style>
    <style:style style:name="T84" style:family="text">
      <style:text-properties fo:color="#000000" style:text-line-through-style="none" style:text-position="0% 100%" fo:font-family="Consolas" fo:font-size="3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Consolas" style:font-size-complex="30pt" style:font-style-complex="normal" style:font-weight-complex="normal"/>
    </style:style>
    <style:style style:name="T85" style:family="text">
      <style:text-properties fo:color="#1054cc" style:text-line-through-style="none" style:text-position="0% 100%" fo:font-family="Arial" fo:font-size="30pt" fo:letter-spacing="normal" fo:font-style="normal" style:text-underline-style="solid" style:text-underline-width="bold" style:text-underline-color="font-color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86" style:family="text">
      <style:text-properties fo:color="#1054cc" style:text-line-through-style="none" style:text-position="0% 100%" fo:font-family="Arial" fo:font-size="30pt" fo:letter-spacing="-0.002cm" fo:font-style="normal" style:text-underline-style="solid" style:text-underline-width="bold" style:text-underline-color="font-color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87" style:family="text">
      <style:text-properties fo:color="#000000" style:text-line-through-style="none" style:text-position="0% 100%" fo:font-family="'Times New Roman'" fo:font-size="38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8.5pt" style:font-style-asian="normal" style:font-weight-asian="normal" style:font-family-complex="'Times New Roman'" style:font-size-complex="38.5pt" style:font-style-complex="normal" style:font-weight-complex="normal"/>
    </style:style>
    <style:style style:name="T88" style:family="text">
      <style:text-properties fo:color="#1054cc" style:text-line-through-style="none" style:text-position="0% 100%" fo:font-family="Arial" fo:font-size="3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35cm" text:min-label-width="1.274cm"/>
        <style:text-properties fo:font-family="Arial" style:font-family-generic="swiss" style:use-window-font-color="true" fo:font-size="83%"/>
      </text:list-level-style-bullet>
      <text:list-level-style-bullet text:level="2" text:bullet-char="●">
        <style:list-level-properties text:space-before="1.305cm" text:min-label-width="1.274cm"/>
        <style:text-properties fo:font-family="Arial" style:font-family-generic="swiss" style:use-window-font-color="true" fo:font-size="83%"/>
      </text:list-level-style-bullet>
      <text:list-level-style-bullet text:level="3" text:bullet-char="●">
        <style:list-level-properties text:space-before="2.575cm" text:min-label-width="1.274cm"/>
        <style:text-properties fo:font-family="Arial" style:font-family-generic="swiss" style:use-window-font-color="true" fo:font-size="83%"/>
      </text:list-level-style-bullet>
      <text:list-level-style-bullet text:level="4" text:bullet-char="●">
        <style:list-level-properties text:space-before="3.845cm" text:min-label-width="1.274cm"/>
        <style:text-properties fo:font-family="Arial" style:font-family-generic="swiss" style:use-window-font-color="true" fo:font-size="83%"/>
      </text:list-level-style-bullet>
      <text:list-level-style-bullet text:level="5" text:bullet-char="●">
        <style:list-level-properties text:space-before="5.115cm" text:min-label-width="1.274cm"/>
        <style:text-properties fo:font-family="Arial" style:font-family-generic="swiss" style:use-window-font-color="true" fo:font-size="83%"/>
      </text:list-level-style-bullet>
      <text:list-level-style-bullet text:level="6" text:bullet-char="●">
        <style:list-level-properties text:space-before="6.385cm" text:min-label-width="1.274cm"/>
        <style:text-properties fo:font-family="Arial" style:font-family-generic="swiss" style:use-window-font-color="true" fo:font-size="83%"/>
      </text:list-level-style-bullet>
      <text:list-level-style-bullet text:level="7" text:bullet-char="●">
        <style:list-level-properties text:space-before="7.655cm" text:min-label-width="1.274cm"/>
        <style:text-properties fo:font-family="Arial" style:font-family-generic="swiss" style:use-window-font-color="true" fo:font-size="83%"/>
      </text:list-level-style-bullet>
      <text:list-level-style-bullet text:level="8" text:bullet-char="●">
        <style:list-level-properties text:space-before="8.925cm" text:min-label-width="1.274cm"/>
        <style:text-properties fo:font-family="Arial" style:font-family-generic="swiss" style:use-window-font-color="true" fo:font-size="83%"/>
      </text:list-level-style-bullet>
      <text:list-level-style-bullet text:level="9" text:bullet-char="●">
        <style:list-level-properties text:space-before="10.195cm" text:min-label-width="1.274cm"/>
        <style:text-properties fo:font-family="Arial" style:font-family-generic="swiss" style:use-window-font-color="true" fo:font-size="83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5cm" text:min-label-width="1.401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1.305cm" text:min-label-width="1.401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575cm" text:min-label-width="1.401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3.845cm" text:min-label-width="1.401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115cm" text:min-label-width="1.401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385cm" text:min-label-width="1.401cm"/>
        <style:text-properties fo:font-family="Arial" style:font-family-generic="swiss" style:use-window-font-color="true" fo:font-size="100%"/>
      </text:list-level-style-bullet>
      <text:list-level-style-bullet text:level="7" text:bullet-char="●">
        <style:list-level-properties text:space-before="7.655cm" text:min-label-width="1.401cm"/>
        <style:text-properties fo:font-family="Arial" style:font-family-generic="swiss" style:use-window-font-color="true" fo:font-size="100%"/>
      </text:list-level-style-bullet>
      <text:list-level-style-bullet text:level="8" text:bullet-char="●">
        <style:list-level-properties text:space-before="8.925cm" text:min-label-width="1.401cm"/>
        <style:text-properties fo:font-family="Arial" style:font-family-generic="swiss" style:use-window-font-color="true" fo:font-size="100%"/>
      </text:list-level-style-bullet>
      <text:list-level-style-bullet text:level="9" text:bullet-char="●">
        <style:list-level-properties text:space-before="10.195cm" text:min-label-width="1.401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1.27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54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3.81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08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35cm"/>
        <style:text-properties fo:font-family="Arial" style:font-family-generic="swiss" style:use-window-font-color="true" fo:font-size="100%"/>
      </text:list-level-style-bullet>
      <text:list-level-style-bullet text:level="7" text:bullet-char="●">
        <style:list-level-properties text:space-before="7.62cm"/>
        <style:text-properties fo:font-family="Arial" style:font-family-generic="swiss" style:use-window-font-color="true" fo:font-size="100%"/>
      </text:list-level-style-bullet>
      <text:list-level-style-bullet text:level="8" text:bullet-char="●">
        <style:list-level-properties text:space-before="8.89cm"/>
        <style:text-properties fo:font-family="Arial" style:font-family-generic="swiss" style:use-window-font-color="true" fo:font-size="100%"/>
      </text:list-level-style-bullet>
      <text:list-level-style-bullet text:level="9" text:bullet-char="●">
        <style:list-level-properties text:space-before="10.16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35cm" text:min-label-width="1.274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1.305cm" text:min-label-width="1.274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575cm" text:min-label-width="1.274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3.845cm" text:min-label-width="1.27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115cm" text:min-label-width="1.27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385cm" text:min-label-width="1.274cm"/>
        <style:text-properties fo:font-family="Arial" style:font-family-generic="swiss" style:use-window-font-color="true" fo:font-size="100%"/>
      </text:list-level-style-bullet>
      <text:list-level-style-bullet text:level="7" text:bullet-char="●">
        <style:list-level-properties text:space-before="7.655cm" text:min-label-width="1.274cm"/>
        <style:text-properties fo:font-family="Arial" style:font-family-generic="swiss" style:use-window-font-color="true" fo:font-size="100%"/>
      </text:list-level-style-bullet>
      <text:list-level-style-bullet text:level="8" text:bullet-char="●">
        <style:list-level-properties text:space-before="8.925cm" text:min-label-width="1.274cm"/>
        <style:text-properties fo:font-family="Arial" style:font-family-generic="swiss" style:use-window-font-color="true" fo:font-size="100%"/>
      </text:list-level-style-bullet>
      <text:list-level-style-bullet text:level="9" text:bullet-char="●">
        <style:list-level-properties text:space-before="10.195cm" text:min-label-width="1.274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○">
        <style:list-level-properties text:space-before="1.429cm" text:min-label-width="1.147cm"/>
        <style:text-properties fo:font-family="Arial" style:font-family-generic="swiss" style:use-window-font-color="true" fo:font-size="100%"/>
      </text:list-level-style-bullet>
      <text:list-level-style-bullet text:level="2" text:bullet-char="○">
        <style:list-level-properties text:space-before="2.699cm" text:min-label-width="1.147cm"/>
        <style:text-properties fo:font-family="Arial" style:font-family-generic="swiss" style:use-window-font-color="true" fo:font-size="100%"/>
      </text:list-level-style-bullet>
      <text:list-level-style-bullet text:level="3" text:bullet-char="○">
        <style:list-level-properties text:space-before="3.969cm" text:min-label-width="1.147cm"/>
        <style:text-properties fo:font-family="Arial" style:font-family-generic="swiss" style:use-window-font-color="true" fo:font-size="100%"/>
      </text:list-level-style-bullet>
      <text:list-level-style-bullet text:level="4" text:bullet-char="○">
        <style:list-level-properties text:space-before="5.239cm" text:min-label-width="1.147cm"/>
        <style:text-properties fo:font-family="Arial" style:font-family-generic="swiss" style:use-window-font-color="true" fo:font-size="100%"/>
      </text:list-level-style-bullet>
      <text:list-level-style-bullet text:level="5" text:bullet-char="○">
        <style:list-level-properties text:space-before="6.509cm" text:min-label-width="1.147cm"/>
        <style:text-properties fo:font-family="Arial" style:font-family-generic="swiss" style:use-window-font-color="true" fo:font-size="100%"/>
      </text:list-level-style-bullet>
      <text:list-level-style-bullet text:level="6" text:bullet-char="○">
        <style:list-level-properties text:space-before="7.779cm" text:min-label-width="1.147cm"/>
        <style:text-properties fo:font-family="Arial" style:font-family-generic="swiss" style:use-window-font-color="true" fo:font-size="100%"/>
      </text:list-level-style-bullet>
      <text:list-level-style-bullet text:level="7" text:bullet-char="○">
        <style:list-level-properties text:space-before="9.049cm" text:min-label-width="1.147cm"/>
        <style:text-properties fo:font-family="Arial" style:font-family-generic="swiss" style:use-window-font-color="true" fo:font-size="100%"/>
      </text:list-level-style-bullet>
      <text:list-level-style-bullet text:level="8" text:bullet-char="○">
        <style:list-level-properties text:space-before="10.319cm" text:min-label-width="1.147cm"/>
        <style:text-properties fo:font-family="Arial" style:font-family-generic="swiss" style:use-window-font-color="true" fo:font-size="100%"/>
      </text:list-level-style-bullet>
      <text:list-level-style-bullet text:level="9" text:bullet-char="○">
        <style:list-level-properties text:space-before="11.589cm" text:min-label-width="1.147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35cm"/>
        <style:text-properties style:use-window-font-color="true" fo:font-size="45%"/>
      </text:list-level-style-number>
      <text:list-level-style-number text:level="2" style:num-format="">
        <style:list-level-properties text:space-before="1.305cm"/>
        <style:text-properties style:use-window-font-color="true" fo:font-size="45%"/>
      </text:list-level-style-number>
      <text:list-level-style-number text:level="3" style:num-format="">
        <style:list-level-properties text:space-before="2.575cm"/>
        <style:text-properties style:use-window-font-color="true" fo:font-size="45%"/>
      </text:list-level-style-number>
      <text:list-level-style-number text:level="4" style:num-format="">
        <style:list-level-properties text:space-before="3.845cm"/>
        <style:text-properties style:use-window-font-color="true" fo:font-size="45%"/>
      </text:list-level-style-number>
      <text:list-level-style-number text:level="5" style:num-format="">
        <style:list-level-properties text:space-before="5.115cm"/>
        <style:text-properties style:use-window-font-color="true" fo:font-size="45%"/>
      </text:list-level-style-number>
      <text:list-level-style-number text:level="6" style:num-format="">
        <style:list-level-properties text:space-before="6.385cm"/>
        <style:text-properties style:use-window-font-color="true" fo:font-size="45%"/>
      </text:list-level-style-number>
      <text:list-level-style-number text:level="7" style:num-format="">
        <style:list-level-properties text:space-before="7.655cm"/>
        <style:text-properties style:use-window-font-color="true" fo:font-size="45%"/>
      </text:list-level-style-number>
      <text:list-level-style-number text:level="8" style:num-format="">
        <style:list-level-properties text:space-before="8.925cm"/>
        <style:text-properties style:use-window-font-color="true" fo:font-size="45%"/>
      </text:list-level-style-number>
      <text:list-level-style-number text:level="9" style:num-format="">
        <style:list-level-properties text:space-before="10.1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305cm"/>
        <style:text-properties style:use-window-font-color="true" fo:font-size="45%"/>
      </text:list-level-style-number>
      <text:list-level-style-number text:level="2" style:num-format="">
        <style:list-level-properties text:space-before="2.575cm"/>
        <style:text-properties style:use-window-font-color="true" fo:font-size="45%"/>
      </text:list-level-style-number>
      <text:list-level-style-number text:level="3" style:num-format="">
        <style:list-level-properties text:space-before="3.845cm"/>
        <style:text-properties style:use-window-font-color="true" fo:font-size="45%"/>
      </text:list-level-style-number>
      <text:list-level-style-number text:level="4" style:num-format="">
        <style:list-level-properties text:space-before="5.115cm"/>
        <style:text-properties style:use-window-font-color="true" fo:font-size="45%"/>
      </text:list-level-style-number>
      <text:list-level-style-number text:level="5" style:num-format="">
        <style:list-level-properties text:space-before="6.385cm"/>
        <style:text-properties style:use-window-font-color="true" fo:font-size="45%"/>
      </text:list-level-style-number>
      <text:list-level-style-number text:level="6" style:num-format="">
        <style:list-level-properties text:space-before="7.655cm"/>
        <style:text-properties style:use-window-font-color="true" fo:font-size="45%"/>
      </text:list-level-style-number>
      <text:list-level-style-number text:level="7" style:num-format="">
        <style:list-level-properties text:space-before="8.925cm"/>
        <style:text-properties style:use-window-font-color="true" fo:font-size="45%"/>
      </text:list-level-style-number>
      <text:list-level-style-number text:level="8" style:num-format="">
        <style:list-level-properties text:space-before="10.195cm"/>
        <style:text-properties style:use-window-font-color="true" fo:font-size="45%"/>
      </text:list-level-style-number>
      <text:list-level-style-number text:level="9" style:num-format="">
        <style:list-level-properties text:space-before="11.4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obj-Title-Slide" presentation:presentation-page-layout-name="AL1T33">
        <draw:frame draw:name="object 2" draw:style-name="gr1" draw:text-style-name="P2" draw:layer="layout" svg:width="5.145cm" svg:height="2.015cm" svg:x="10.125cm" svg:y="8.135cm">
          <draw:text-box>
            <text:p text:style-name="P1"><text:span text:style-name="T1">ino</text:span><text:span text:style-name="T2">t</text:span><text:span text:style-name="T1">i</text:span><text:span text:style-name="T2">fy</text:span></text:p>
          </draw:text-box>
        </draw:frame>
        <draw:frame draw:name="object 3" presentation:style-name="pr1" draw:text-style-name="P2" draw:layer="layout" svg:width="11.892cm" svg:height="2.435cm" svg:x="6.754cm" svg:y="10.858cm" presentation:class="subtitle">
          <draw:text-box>
            <text:p text:style-name="P3"><text:span text:style-name="T3">F</text:span><text:span text:style-name="T4">ermi</text:span><text:span text:style-name="T3"> </text:span><text:span text:style-name="T4">Linux</text:span><text:span text:style-name="T3"> </text:span><text:span text:style-name="T4">Users</text:span><text:span text:style-name="T3"> G</text:span><text:span text:style-name="T4">roup </text:span><text:span text:style-name="T3">A</text:span><text:span text:style-name="T4">ugust</text:span><text:span text:style-name="T5"> </text:span><text:span text:style-name="T4">29</text:span><text:span text:style-name="T3"> </text:span><text:span text:style-name="T4">2012</text:span></text:p>
          </draw:text-box>
        </draw:frame>
        <presentation:notes draw:style-name="dp2">
          <draw:frame draw:name="Notes Placeholder" presentation:style-name="pr2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" draw:style-name="dp1" draw:master-page-name="Master1-Layout5-obj-Blank" presentation:presentation-page-layout-name="AL2T13">
        <draw:frame draw:name="object 2" draw:style-name="gr1" draw:text-style-name="P2" draw:layer="layout" svg:width="18.681cm" svg:height="5.488cm" svg:x="1.473cm" svg:y="0.864cm">
          <draw:text-box>
            <text:p text:style-name="P4"><text:span text:style-name="T6">H</text:span><text:span text:style-name="T7">o</text:span><text:span text:style-name="T6">w</text:span><text:span text:style-name="T8"> </text:span><text:span text:style-name="T7">di</text:span><text:span text:style-name="T6">d</text:span><text:span text:style-name="T8"> </text:span><text:span text:style-name="T7">w</text:span><text:span text:style-name="T6">e</text:span><text:span text:style-name="T7"> </text:span><text:span text:style-name="T6">m</text:span><text:span text:style-name="T7">oni</text:span><text:span text:style-name="T6">t</text:span><text:span text:style-name="T7">o</text:span><text:span text:style-name="T6">r</text:span><text:span text:style-name="T7"> </text:span><text:span text:style-name="T6">f</text:span><text:span text:style-name="T7">il</text:span><text:span text:style-name="T6">esystem "eve</text:span><text:span text:style-name="T7">n</text:span><text:span text:style-name="T6">ts"?</text:span></text:p>
            <text:p text:style-name="P5"><text:span text:style-name="T9">...P</text:span><text:span text:style-name="T10">olling?</text:span></text:p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3" draw:style-name="dp1" draw:master-page-name="Master1-Layout5-obj-Blank" presentation:presentation-page-layout-name="AL2T13">
        <draw:frame draw:name="object 2" draw:style-name="gr1" draw:text-style-name="P2" draw:layer="layout" svg:width="21.862cm" svg:height="10.325cm" svg:x="1.469cm" svg:y="0.864cm">
          <draw:text-box>
            <text:p text:style-name="P6"><text:span text:style-name="T6">H</text:span><text:span text:style-name="T7">o</text:span><text:span text:style-name="T6">w</text:span><text:span text:style-name="T8"> </text:span><text:span text:style-name="T7">di</text:span><text:span text:style-name="T6">d</text:span><text:span text:style-name="T8"> </text:span><text:span text:style-name="T7">w</text:span><text:span text:style-name="T6">e</text:span><text:span text:style-name="T7"> </text:span><text:span text:style-name="T6">m</text:span><text:span text:style-name="T7">oni</text:span><text:span text:style-name="T6">t</text:span><text:span text:style-name="T7">o</text:span><text:span text:style-name="T6">r</text:span><text:span text:style-name="T7"> </text:span><text:span text:style-name="T6">f</text:span><text:span text:style-name="T7">il</text:span><text:span text:style-name="T6">esystem "eve</text:span><text:span text:style-name="T7">n</text:span><text:span text:style-name="T6">ts"?</text:span></text:p>
            <text:p text:style-name="P7"><text:span text:style-name="T9">...P</text:span><text:span text:style-name="T10">olling?</text:span></text:p>
            <text:p text:style-name="P8"><text:span text:style-name="T11"/></text:p>
            <text:list text:style-name="L3">
              <text:list-item>
                <text:p text:style-name="P9"><text:span text:style-name="T9">"B</text:span><text:span text:style-name="T10">usy"</text:span><text:span text:style-name="T12"> </text:span><text:span text:style-name="T10">polling</text:span><text:span text:style-name="T9"> </text:span><text:span text:style-name="T10">processes</text:span><text:span text:style-name="T9"> </text:span><text:span text:style-name="T10">can</text:span><text:span text:style-name="T9"> </text:span><text:span text:style-name="T10">add</text:span><text:span text:style-name="T9"> </text:span><text:span text:style-name="T10">up</text:span></text:p>
              </text:list-item>
            </text:list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4" draw:style-name="dp1" draw:master-page-name="Master1-Layout5-obj-Blank" presentation:presentation-page-layout-name="AL2T13">
        <draw:frame draw:name="object 2" draw:style-name="gr1" draw:text-style-name="P2" draw:layer="layout" svg:width="21.989cm" svg:height="13.252cm" svg:x="1.341cm" svg:y="0.864cm">
          <draw:text-box>
            <text:p text:style-name="P10"><text:span text:style-name="T6">H</text:span><text:span text:style-name="T7">o</text:span><text:span text:style-name="T6">w</text:span><text:span text:style-name="T8"> </text:span><text:span text:style-name="T7">di</text:span><text:span text:style-name="T6">d</text:span><text:span text:style-name="T8"> </text:span><text:span text:style-name="T7">w</text:span><text:span text:style-name="T6">e</text:span><text:span text:style-name="T7"> </text:span><text:span text:style-name="T6">m</text:span><text:span text:style-name="T7">oni</text:span><text:span text:style-name="T6">t</text:span><text:span text:style-name="T7">o</text:span><text:span text:style-name="T6">r</text:span><text:span text:style-name="T7"> </text:span><text:span text:style-name="T6">f</text:span><text:span text:style-name="T7">il</text:span><text:span text:style-name="T6">esystem "eve</text:span><text:span text:style-name="T7">n</text:span><text:span text:style-name="T6">ts"?</text:span></text:p>
            <text:p text:style-name="P11"><text:span text:style-name="T9">...P</text:span><text:span text:style-name="T10">olling?</text:span></text:p>
            <text:p text:style-name="P8"><text:span text:style-name="T11"/></text:p>
            <text:list text:style-name="L4">
              <text:list-item>
                <text:p text:style-name="P12"><text:span text:style-name="T9">"B</text:span><text:span text:style-name="T10">usy"</text:span><text:span text:style-name="T12"> </text:span><text:span text:style-name="T10">polling</text:span><text:span text:style-name="T9"> </text:span><text:span text:style-name="T10">processes</text:span><text:span text:style-name="T9"> </text:span><text:span text:style-name="T10">can</text:span><text:span text:style-name="T9"> </text:span><text:span text:style-name="T10">add</text:span><text:span text:style-name="T9"> </text:span><text:span text:style-name="T10">up</text:span></text:p>
              </text:list-item>
              <text:list-item>
                <text:p text:style-name="P13"><text:span text:style-name="T10">Race</text:span><text:span text:style-name="T9"> </text:span><text:span text:style-name="T10">be</text:span><text:span text:style-name="T9">t</text:span><text:span text:style-name="T10">ween</text:span><text:span text:style-name="T9"> f</text:span><text:span text:style-name="T10">iles</text:span><text:span text:style-name="T9"> </text:span><text:span text:style-name="T10">added</text:span><text:span text:style-name="T9">/</text:span><text:span text:style-name="T10">dele</text:span><text:span text:style-name="T9">t</text:span><text:span text:style-name="T10">ed and</text:span><text:span text:style-name="T9"> </text:span><text:span text:style-name="T10">reread</text:span></text:p>
              </text:list-item>
            </text:list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5" draw:style-name="dp1" draw:master-page-name="Master1-Layout5-obj-Blank" presentation:presentation-page-layout-name="AL2T13">
        <draw:frame draw:name="object 2" draw:style-name="gr1" draw:text-style-name="P2" draw:layer="layout" svg:width="22.013cm" svg:height="5.678cm" svg:x="1.469cm" svg:y="2.325cm">
          <draw:text-box>
            <text:p text:style-name="P14"><text:span text:style-name="T7">ino</text:span><text:span text:style-name="T6">t</text:span><text:span text:style-name="T7">i</text:span><text:span text:style-name="T6">fy</text:span></text:p>
            <text:p text:style-name="P15"><text:span text:style-name="T13"/></text:p>
            <text:list text:style-name="L3">
              <text:list-item>
                <text:p text:style-name="P16"><text:span text:style-name="T9">A</text:span><text:span text:style-name="T10">n</text:span><text:span text:style-name="T9"> AP</text:span><text:span text:style-name="T10">I</text:span><text:span text:style-name="T12"> </text:span><text:span text:style-name="T10">used</text:span><text:span text:style-name="T9"> t</text:span><text:span text:style-name="T10">o</text:span><text:span text:style-name="T9"> </text:span><text:span text:style-name="T10">moni</text:span><text:span text:style-name="T9">t</text:span><text:span text:style-name="T10">or</text:span><text:span text:style-name="T9"> </text:span><text:span text:style-name="T10">changes</text:span><text:span text:style-name="T9"> t</text:span><text:span text:style-name="T10">o</text:span><text:span text:style-name="T9"> </text:span><text:span text:style-name="T10">a </text:span><text:span text:style-name="T9">f</text:span><text:span text:style-name="T10">ilesys</text:span><text:span text:style-name="T9">t</text:span><text:span text:style-name="T10">em.</text:span></text:p>
              </text:list-item>
            </text:list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6" draw:style-name="dp1" draw:master-page-name="Master1-Layout5-obj-Blank" presentation:presentation-page-layout-name="AL2T13">
        <draw:frame draw:name="object 2" draw:style-name="gr1" draw:text-style-name="P2" draw:layer="layout" svg:width="22.013cm" svg:height="8.876cm" svg:x="1.469cm" svg:y="2.325cm">
          <draw:text-box>
            <text:p text:style-name="P14"><text:span text:style-name="T7">ino</text:span><text:span text:style-name="T6">t</text:span><text:span text:style-name="T7">i</text:span><text:span text:style-name="T6">fy</text:span></text:p>
            <text:p text:style-name="P15"><text:span text:style-name="T13"/></text:p>
            <text:list text:style-name="L5">
              <text:list-item>
                <text:p text:style-name="P17"><text:span text:style-name="T9"><text:s/></text:span><text:span text:style-name="T9">A</text:span><text:span text:style-name="T10">n</text:span><text:span text:style-name="T9"> AP</text:span><text:span text:style-name="T10">I</text:span><text:span text:style-name="T12"> </text:span><text:span text:style-name="T10">used</text:span><text:span text:style-name="T9"> t</text:span><text:span text:style-name="T10">o</text:span><text:span text:style-name="T9"> </text:span><text:span text:style-name="T10">moni</text:span><text:span text:style-name="T9">t</text:span><text:span text:style-name="T10">or</text:span><text:span text:style-name="T9"> </text:span><text:span text:style-name="T10">changes</text:span><text:span text:style-name="T9"> t</text:span><text:span text:style-name="T10">o</text:span><text:span text:style-name="T9"> </text:span><text:span text:style-name="T10">a </text:span><text:span text:style-name="T9">f</text:span><text:span text:style-name="T10">ilesys</text:span><text:span text:style-name="T9">t</text:span><text:span text:style-name="T10">em.</text:span></text:p>
              </text:list-item>
              <text:list-item>
                <text:p text:style-name="P17"><text:span text:style-name="T10"><text:s/></text:span><text:span text:style-name="T14">A</text:span><text:span text:style-name="T15">vailable</text:span><text:span text:style-name="T14"> </text:span><text:span text:style-name="T15">in</text:span><text:span text:style-name="T14"> </text:span><text:span text:style-name="T15">kernels</text:span><text:span text:style-name="T14"> </text:span><text:span text:style-name="T15">2</text:span><text:span text:style-name="T14">.</text:span><text:span text:style-name="T15">6</text:span><text:span text:style-name="T14">.</text:span><text:span text:style-name="T15">13</text:span><text:span text:style-name="T14"> </text:span><text:span text:style-name="T15">or</text:span><text:span text:style-name="T14"> </text:span><text:span text:style-name="T15">la</text:span><text:span text:style-name="T14">t</text:span><text:span text:style-name="T15">er.</text:span></text:p>
              </text:list-item>
            </text:list>
            <text:list text:style-name="L6">
              <text:list-item>
                <text:p text:style-name="P9"><text:span text:style-name="T16"/></text:p>
              </text:list-item>
            </text:list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7" draw:style-name="dp1" draw:master-page-name="Master1-Layout5-obj-Blank" presentation:presentation-page-layout-name="AL2T13">
        <draw:frame draw:name="object 2" draw:style-name="gr1" draw:text-style-name="P2" draw:layer="layout" svg:width="22.013cm" svg:height="12.262cm" svg:x="1.469cm" svg:y="2.325cm">
          <draw:text-box>
            <text:p text:style-name="P14"><text:span text:style-name="T7">ino</text:span><text:span text:style-name="T6">t</text:span><text:span text:style-name="T7">i</text:span><text:span text:style-name="T6">fy</text:span></text:p>
            <text:p text:style-name="P15"><text:span text:style-name="T13"/></text:p>
            <text:list text:style-name="L3">
              <text:list-item>
                <text:p text:style-name="P16"><text:span text:style-name="T9">A</text:span><text:span text:style-name="T10">n</text:span><text:span text:style-name="T9"> AP</text:span><text:span text:style-name="T10">I</text:span><text:span text:style-name="T12"> </text:span><text:span text:style-name="T10">used</text:span><text:span text:style-name="T9"> t</text:span><text:span text:style-name="T10">o</text:span><text:span text:style-name="T9"> </text:span><text:span text:style-name="T10">moni</text:span><text:span text:style-name="T9">t</text:span><text:span text:style-name="T10">or</text:span><text:span text:style-name="T9"> </text:span><text:span text:style-name="T10">changes</text:span><text:span text:style-name="T9"> t</text:span><text:span text:style-name="T10">o</text:span><text:span text:style-name="T9"> </text:span><text:span text:style-name="T10">a </text:span><text:span text:style-name="T9">f</text:span><text:span text:style-name="T10">ilesys</text:span><text:span text:style-name="T9">t</text:span><text:span text:style-name="T10">em.</text:span></text:p>
              </text:list-item>
            </text:list>
            <text:list text:style-name="L5">
              <text:list-item>
                <text:p text:style-name="P17"><text:span text:style-name="T17"/></text:p>
              </text:list-item>
            </text:list>
            <text:list text:style-name="L3">
              <text:list-item>
                <text:p text:style-name="P9"><text:span text:style-name="T9">A</text:span><text:span text:style-name="T10">vailable</text:span><text:span text:style-name="T9"> </text:span><text:span text:style-name="T10">in</text:span><text:span text:style-name="T9"> </text:span><text:span text:style-name="T10">kernels</text:span><text:span text:style-name="T9"> </text:span><text:span text:style-name="T10">2</text:span><text:span text:style-name="T9">.</text:span><text:span text:style-name="T10">6</text:span><text:span text:style-name="T9">.</text:span><text:span text:style-name="T10">13</text:span><text:span text:style-name="T9"> </text:span><text:span text:style-name="T10">or</text:span><text:span text:style-name="T9"> </text:span><text:span text:style-name="T10">la</text:span><text:span text:style-name="T9">t</text:span><text:span text:style-name="T10">er.</text:span></text:p>
              </text:list-item>
            </text:list>
            <text:list text:style-name="L5">
              <text:list-item>
                <text:p text:style-name="P8"><text:span text:style-name="T11"/></text:p>
              </text:list-item>
            </text:list>
            <text:list text:style-name="L3">
              <text:list-item>
                <text:p text:style-name="P9"><text:span text:style-name="T10">Replaces </text:span><text:span text:style-name="T18">dnotif</text:span><text:span text:style-name="T19">y</text:span></text:p>
              </text:list-item>
            </text:list>
          </draw:text-box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S</text:span><text:span text:style-name="T21">ystem</text:span><text:span text:style-name="T20"> </text:span><text:span text:style-name="T21">Ca</text:span><text:span text:style-name="T20">ll</text:span><text:span text:style-name="T21">s</text:span></text:p>
          </draw:text-box>
        </draw:frame>
        <draw:frame draw:name="object 3" draw:style-name="gr1" draw:text-style-name="P2" draw:layer="layout" svg:width="19.937cm" svg:height="12.494cm" svg:x="1.469cm" svg:y="4.907cm">
          <draw:text-box>
            <text:list text:style-name="L8">
              <text:list-item>
                <text:p text:style-name="P9"><text:span text:style-name="T22">inotify_init(</text:span><text:span text:style-name="T23">)</text:span></text:p>
              </text:list-item>
            </text:list>
            <text:p text:style-name="P19"><text:span text:style-name="T24">I</text:span><text:span text:style-name="T25">ns</text:span><text:span text:style-name="T24">t</text:span><text:span text:style-name="T25">an</text:span><text:span text:style-name="T24">t</text:span><text:span text:style-name="T25">ia</text:span><text:span text:style-name="T24">t</text:span><text:span text:style-name="T25">es</text:span><text:span text:style-name="T24"> </text:span><text:span text:style-name="T25">subsys</text:span><text:span text:style-name="T24">t</text:span><text:span text:style-name="T25">em</text:span><text:span text:style-name="T24"> </text:span><text:span text:style-name="T25">in</text:span><text:span text:style-name="T24"> t</text:span><text:span text:style-name="T25">he</text:span><text:span text:style-name="T24"> </text:span><text:span text:style-name="T25">kernel</text:span></text:p>
            <text:p text:style-name="P20"><text:span text:style-name="T26"/></text:p>
            <text:list text:continue-numbering="true" text:style-name="L8">
              <text:list-item>
                <text:p text:style-name="P9"><text:span text:style-name="T22">inotify_add_watch(</text:span><text:span text:style-name="T23">)</text:span></text:p>
              </text:list-item>
            </text:list>
            <text:p text:style-name="P21"><text:span text:style-name="T25">Crea</text:span><text:span text:style-name="T24">t</text:span><text:span text:style-name="T25">es</text:span><text:span text:style-name="T24"> </text:span><text:span text:style-name="T25">a</text:span><text:span text:style-name="T24"> </text:span><text:span text:style-name="T25">wa</text:span><text:span text:style-name="T24">t</text:span><text:span text:style-name="T25">ch;</text:span><text:span text:style-name="T27"> </text:span><text:span text:style-name="T24">t</text:span><text:span text:style-name="T25">akes</text:span><text:span text:style-name="T24"> </text:span><text:span text:style-name="T25">a</text:span><text:span text:style-name="T24"> </text:span><text:span text:style-name="T25">pa</text:span><text:span text:style-name="T24">t</text:span><text:span text:style-name="T25">hname</text:span><text:span text:style-name="T24"> </text:span><text:span text:style-name="T25">and even</text:span><text:span text:style-name="T24">t</text:span><text:span text:style-name="T25">(s)</text:span><text:span text:style-name="T24"> </text:span><text:span text:style-name="T25">,</text:span><text:span text:style-name="T27"> </text:span><text:span text:style-name="T25">re</text:span><text:span text:style-name="T24">t</text:span><text:span text:style-name="T25">urns</text:span><text:span text:style-name="T24"> </text:span><text:span text:style-name="T25">iden</text:span><text:span text:style-name="T24">t</text:span><text:span text:style-name="T25">i</text:span><text:span text:style-name="T24">f</text:span><text:span text:style-name="T25">ier</text:span></text:p>
            <text:p text:style-name="P8"><text:span text:style-name="T28"/></text:p>
            <text:list text:continue-numbering="true" text:style-name="L8">
              <text:list-item>
                <text:p text:style-name="P9"><text:span text:style-name="T22">inotify_rm_watc</text:span><text:span text:style-name="T23">h()</text:span></text:p>
              </text:list-item>
            </text:list>
            <text:p text:style-name="P22"><text:span text:style-name="T24">T</text:span><text:span text:style-name="T25">akes</text:span><text:span text:style-name="T24"> </text:span><text:span text:style-name="T25">iden</text:span><text:span text:style-name="T24">t</text:span><text:span text:style-name="T25">i</text:span><text:span text:style-name="T24">f</text:span><text:span text:style-name="T25">ier,</text:span><text:span text:style-name="T27"> </text:span><text:span text:style-name="T25">removes</text:span><text:span text:style-name="T24"> </text:span><text:span text:style-name="T25">wa</text:span><text:span text:style-name="T24">t</text:span><text:span text:style-name="T25">ch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o</text:span><text:span text:style-name="T21">t</text:span><text:span text:style-name="T20">i</text:span><text:span text:style-name="T21">fy-t</text:span><text:span text:style-name="T20">ool</text:span><text:span text:style-name="T21">s</text:span></text:p>
          </draw:text-box>
        </draw:frame>
        <draw:frame draw:name="object 3" draw:style-name="gr1" draw:text-style-name="P2" draw:layer="layout" svg:width="19.336cm" svg:height="5.303cm" svg:x="1.469cm" svg:y="4.998cm">
          <draw:text-box>
            <text:list text:style-name="L8">
              <text:list-item>
                <text:p text:style-name="P9"><text:span text:style-name="T29">A</text:span><text:span text:style-name="T30">vailable</text:span><text:span text:style-name="T29"> f</text:span><text:span text:style-name="T30">rom</text:span><text:span text:style-name="T29"> </text:span><text:span text:style-name="T30">epel.</text:span></text:p>
              </text:list-item>
            </text:list>
            <text:list text:style-name="L5">
              <text:list-item>
                <text:p text:style-name="P20"><text:span text:style-name="T26"/></text:p>
              </text:list-item>
            </text:list>
            <text:list text:style-name="L8">
              <text:list-item>
                <text:p text:style-name="P23"><text:span text:style-name="T29">P</text:span><text:span text:style-name="T30">rovides</text:span><text:span text:style-name="T29"> t</text:span><text:span text:style-name="T30">wo</text:span><text:span text:style-name="T29"> </text:span><text:span text:style-name="T30">commandline</text:span><text:span text:style-name="T29"> </text:span><text:span text:style-name="T30">programs</text:span><text:span text:style-name="T29">:</text:span><text:span text:style-name="T30">,</text:span></text:p>
              </text:list-item>
            </text:list>
            <text:p text:style-name="P24"><text:span text:style-name="T22">inotifywatc</text:span><text:span text:style-name="T23">h</text:span><text:span text:style-name="T31"> </text:span><text:span text:style-name="T30">and </text:span><text:span text:style-name="T22">inotifywai</text:span><text:span text:style-name="T32">t</text:span><text:span text:style-name="T30">.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o</text:span><text:span text:style-name="T21">t</text:span><text:span text:style-name="T20">i</text:span><text:span text:style-name="T21">fy</text:span><text:span text:style-name="T20">w</text:span><text:span text:style-name="T21">a</text:span><text:span text:style-name="T20">i</text:span><text:span text:style-name="T21">t</text:span></text:p>
          </draw:text-box>
        </draw:frame>
        <draw:frame draw:name="object 3" draw:style-name="gr1" draw:text-style-name="P2" draw:layer="layout" svg:width="21.996cm" svg:height="11.274cm" svg:x="1.473cm" svg:y="4.907cm">
          <draw:text-box>
            <text:p text:style-name="P25"><text:span text:style-name="T30">Uses</text:span><text:span text:style-name="T29"> t</text:span><text:span text:style-name="T30">he</text:span><text:span text:style-name="T29"> </text:span><text:span text:style-name="T30">ino</text:span><text:span text:style-name="T29">t</text:span><text:span text:style-name="T30">i</text:span><text:span text:style-name="T29">f</text:span><text:span text:style-name="T30">y</text:span><text:span text:style-name="T29"> </text:span><text:span text:style-name="T30">in</text:span><text:span text:style-name="T29">t</text:span><text:span text:style-name="T30">er</text:span><text:span text:style-name="T29">f</text:span><text:span text:style-name="T30">ace</text:span><text:span text:style-name="T29"> t</text:span><text:span text:style-name="T30">o</text:span><text:span text:style-name="T29"> </text:span><text:span text:style-name="T30">wait</text:span><text:span text:style-name="T33"> </text:span><text:span text:style-name="T29">f</text:span><text:span text:style-name="T30">or</text:span><text:span text:style-name="T29"> </text:span><text:span text:style-name="T30">changes</text:span><text:span text:style-name="T29"> t</text:span><text:span text:style-name="T30">o </text:span><text:span text:style-name="T29">f</text:span><text:span text:style-name="T30">iles.</text:span></text:p>
            <text:p text:style-name="P26"><text:span text:style-name="T34">-r</text:span><text:span text:style-name="T35">,</text:span><text:span text:style-name="T36"> </text:span><text:span text:style-name="T34">--recursiv</text:span><text:span text:style-name="T35">e</text:span></text:p>
            <text:p text:style-name="P27"><text:span text:style-name="T34">-m</text:span><text:span text:style-name="T35">,</text:span><text:span text:style-name="T36"> </text:span><text:span text:style-name="T34">--monito</text:span><text:span text:style-name="T35">r</text:span><text:span text:style-name="T36"> </text:span><text:span text:style-name="T34">(otherwis</text:span><text:span text:style-name="T35">e</text:span><text:span text:style-name="T36"> </text:span><text:span text:style-name="T34">exi</text:span><text:span text:style-name="T35">t</text:span><text:span text:style-name="T36"> </text:span><text:span text:style-name="T34">o</text:span><text:span text:style-name="T35">n </text:span><text:span text:style-name="T34">event</text:span><text:span text:style-name="T35">)</text:span></text:p>
            <text:p text:style-name="P28"><text:span text:style-name="T34">-s</text:span><text:span text:style-name="T35">,</text:span><text:span text:style-name="T36"> </text:span><text:span text:style-name="T34">--syslo</text:span><text:span text:style-name="T35">g</text:span></text:p>
            <text:p text:style-name="P29"><text:span text:style-name="T34">-o</text:span><text:span text:style-name="T35">,</text:span><text:span text:style-name="T36"> </text:span><text:span text:style-name="T34">--outfil</text:span><text:span text:style-name="T35">e</text:span></text:p>
            <text:p text:style-name="P15"><text:span text:style-name="T37"/></text:p>
            <text:p text:style-name="P30"><text:span text:style-name="T35">#</text:span><text:span text:style-name="T36"> </text:span><text:span text:style-name="T34">inotifywai</text:span><text:span text:style-name="T35">t</text:span><text:span text:style-name="T36"> </text:span><text:span text:style-name="T34">-</text:span><text:span text:style-name="T35">r</text:span><text:span text:style-name="T36"> </text:span><text:span text:style-name="T34">-</text:span><text:span text:style-name="T35">m</text:span><text:span text:style-name="T36"> </text:span><text:span text:style-name="T34">/home/bonniek/fo</text:span><text:span text:style-name="T35">o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13cm" svg:x="1.473cm" svg:y="2.325cm" presentation:class="title">
          <draw:text-box>
            <text:p text:style-name="P31"><text:span text:style-name="T20">ino</text:span><text:span text:style-name="T21">t</text:span><text:span text:style-name="T20">i</text:span><text:span text:style-name="T21">fy</text:span><text:span text:style-name="T20">w</text:span><text:span text:style-name="T21">a</text:span><text:span text:style-name="T20">i</text:span><text:span text:style-name="T21">t</text:span></text:p>
          </draw:text-box>
        </draw:frame>
        <draw:frame draw:name="object 3" draw:style-name="gr1" draw:text-style-name="P2" draw:layer="layout" svg:width="22.251cm" svg:height="12.238cm" svg:x="1.473cm" svg:y="4.842cm">
          <draw:text-box>
            <text:p text:style-name="P32"><text:span text:style-name="T38">-</text:span><text:span text:style-name="T39">e</text:span><text:span text:style-name="T40"> </text:span><text:span text:style-name="T38">&lt;event</text:span><text:span text:style-name="T39">&gt; </text:span><text:span text:style-name="T38">access|modify|close|open|move|creat</text:span><text:span text:style-name="T39">e</text:span></text:p>
            <text:p text:style-name="P33"><text:span text:style-name="T38">|delete|unmoun</text:span><text:span text:style-name="T39">t</text:span><text:span text:style-name="T40"> </text:span><text:span text:style-name="T38">..</text:span><text:span text:style-name="T39">.</text:span></text:p>
            <text:p text:style-name="P34"><text:span text:style-name="T41"/></text:p>
            <text:p text:style-name="P35"><text:span text:style-name="T38">-@&lt;file</text:span><text:span text:style-name="T39">&gt;</text:span><text:span text:style-name="T40"> </text:span><text:span text:style-name="T38">(exclud</text:span><text:span text:style-name="T39">e</text:span><text:span text:style-name="T40"> </text:span><text:span text:style-name="T38">fil</text:span><text:span text:style-name="T39">e</text:span><text:span text:style-name="T40"> </text:span><text:span text:style-name="T38">o</text:span><text:span text:style-name="T39">r</text:span><text:span text:style-name="T40"> </text:span><text:span text:style-name="T38">directory</text:span><text:span text:style-name="T39">)</text:span></text:p>
            <text:p text:style-name="P29"><text:span text:style-name="T38">--forma</text:span><text:span text:style-name="T39">t</text:span><text:span text:style-name="T40"> </text:span><text:span text:style-name="T38">&lt;fmt</text:span><text:span text:style-name="T39">&gt;</text:span><text:span text:style-name="T40"> </text:span><text:span text:style-name="T38">(printf-lik</text:span><text:span text:style-name="T39">e</text:span><text:span text:style-name="T40"> </text:span><text:span text:style-name="T38">syntax)</text:span><text:span text:style-name="T39">:</text:span></text:p>
            <text:list text:style-name="L9">
              <text:list-item>
                <text:p text:style-name="P36"><text:span text:style-name="T42">%</text:span><text:span text:style-name="T43">w</text:span><text:span text:style-name="T44"> </text:span><text:span text:style-name="T42">fil</text:span><text:span text:style-name="T43">e</text:span><text:span text:style-name="T44"> </text:span><text:span text:style-name="T42">nam</text:span><text:span text:style-name="T43">e</text:span></text:p>
              </text:list-item>
              <text:list-item>
                <text:p text:style-name="P37"><text:span text:style-name="T42">%</text:span><text:span text:style-name="T43">e</text:span><text:span text:style-name="T44"> </text:span><text:span text:style-name="T42">event</text:span><text:span text:style-name="T43">s</text:span></text:p>
              </text:list-item>
              <text:list-item>
                <text:p text:style-name="P38"><text:span text:style-name="T42">%</text:span><text:span text:style-name="T43">T</text:span><text:span text:style-name="T44"> </text:span><text:span text:style-name="T42">tim</text:span><text:span text:style-name="T43">e</text:span><text:span text:style-name="T44"> </text:span><text:span text:style-name="T42">a</text:span><text:span text:style-name="T43">s</text:span><text:span text:style-name="T44"> </text:span><text:span text:style-name="T42">(ca</text:span><text:span text:style-name="T43">n</text:span><text:span text:style-name="T44"> </text:span><text:span text:style-name="T42">b</text:span><text:span text:style-name="T43">e</text:span><text:span text:style-name="T44"> </text:span><text:span text:style-name="T42">specifie</text:span><text:span text:style-name="T43">d</text:span><text:span text:style-name="T44"> </text:span><text:span text:style-name="T42">wit</text:span><text:span text:style-name="T43">h</text:span><text:span text:style-name="T44"> </text:span><text:span text:style-name="T42">-</text:span><text:span text:style-name="T43">- </text:span><text:span text:style-name="T42">timefmt</text:span><text:span text:style-name="T43">)</text:span></text:p>
              </text:list-item>
            </text:list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o</text:span><text:span text:style-name="T21">t</text:span><text:span text:style-name="T20">i</text:span><text:span text:style-name="T21">fy</text:span><text:span text:style-name="T20"> </text:span><text:span text:style-name="T21">exam</text:span><text:span text:style-name="T20">pl</text:span><text:span text:style-name="T21">e</text:span><text:span text:style-name="T20"> </text:span><text:span text:style-name="T21">(fr</text:span><text:span text:style-name="T20">o</text:span><text:span text:style-name="T21">m</text:span><text:span text:style-name="T20"> </text:span><text:span text:style-name="T21">man</text:span><text:span text:style-name="T45"> </text:span><text:span text:style-name="T20">p</text:span><text:span text:style-name="T21">a</text:span><text:span text:style-name="T20">g</text:span><text:span text:style-name="T21">e)</text:span></text:p>
          </draw:text-box>
        </draw:frame>
        <draw:frame draw:name="object 3" draw:style-name="gr1" draw:text-style-name="P43" draw:layer="layout" svg:width="20.74cm" svg:height="6.927cm" svg:x="2.743cm" svg:y="8.417cm">
          <draw:text-box>
            <text:p text:style-name="P39"><text:span text:style-name="T46">#!/bin/s</text:span><text:span text:style-name="T47">h</text:span></text:p>
            <text:p text:style-name="P40"><text:span text:style-name="T46">whil</text:span><text:span text:style-name="T47">e</text:span><text:span text:style-name="T48"> </text:span><text:span text:style-name="T46">inotifywai</text:span><text:span text:style-name="T47">t</text:span><text:span text:style-name="T48"> </text:span><text:span text:style-name="T46">-</text:span><text:span text:style-name="T47">e</text:span><text:span text:style-name="T48"> </text:span><text:span text:style-name="T46">modif</text:span><text:span text:style-name="T47">y</text:span><text:span text:style-name="T48"> </text:span><text:span text:style-name="T46">/var/log/messages</text:span><text:span text:style-name="T47">;</text:span><text:span text:style-name="T48"> </text:span><text:span text:style-name="T46">d</text:span><text:span text:style-name="T47">o</text:span></text:p>
            <text:p text:style-name="P41"><text:span text:style-name="T46">i</text:span><text:span text:style-name="T47">f</text:span><text:span text:style-name="T48"> </text:span><text:span text:style-name="T46">tai</text:span><text:span text:style-name="T47">l</text:span><text:span text:style-name="T48"> </text:span><text:span text:style-name="T46">-n</text:span><text:span text:style-name="T47">1</text:span><text:span text:style-name="T48"> </text:span><text:span text:style-name="T46">/var/log/message</text:span><text:span text:style-name="T47">s</text:span><text:span text:style-name="T48"> </text:span><text:span text:style-name="T47">|</text:span><text:span text:style-name="T48"> </text:span><text:span text:style-name="T46">gre</text:span><text:span text:style-name="T47">p</text:span><text:span text:style-name="T48"> </text:span><text:span text:style-name="T46">httpd</text:span><text:span text:style-name="T47">;</text:span><text:span text:style-name="T48"> </text:span><text:span text:style-name="T46">t</text:span><text:span text:style-name="T49">h</text:span><text:span text:style-name="T46">e</text:span><text:span text:style-name="T47">n</text:span></text:p>
            <text:p text:style-name="P42"><text:span text:style-name="T47">#</text:span><text:span text:style-name="T48"> </text:span><text:span text:style-name="T46">D</text:span><text:span text:style-name="T47">o</text:span><text:span text:style-name="T48"> </text:span><text:span text:style-name="T46">something</text:span><text:span text:style-name="T47">!</text:span><text:span text:style-name="T49"><text:tab/></text:span><text:span text:style-name="T46">Mayb</text:span><text:span text:style-name="T47">e</text:span><text:span text:style-name="T48"> </text:span><text:span text:style-name="T46">thi</text:span><text:span text:style-name="T47">s</text:span><text:span text:style-name="T48"> </text:span><text:span text:style-name="T46">(probabl</text:span><text:span text:style-name="T47">y</text:span><text:span text:style-name="T48"> </text:span><text:span text:style-name="T46">n</text:span><text:span text:style-name="T49">o</text:span><text:span text:style-name="T47">t</text:span><text:span text:style-name="T48"> </text:span><text:span text:style-name="T46">this)</text:span><text:span text:style-name="T47">. </text:span><text:span text:style-name="T46">kdialo</text:span><text:span text:style-name="T47">g</text:span><text:span text:style-name="T48"> </text:span><text:span text:style-name="T46">--msgbo</text:span><text:span text:style-name="T47">x</text:span><text:span text:style-name="T48"> </text:span><text:span text:style-name="T46">"Apach</text:span><text:span text:style-name="T47">e</text:span><text:span text:style-name="T48"> </text:span><text:span text:style-name="T46">need</text:span><text:span text:style-name="T47">s</text:span><text:span text:style-name="T48"> </text:span><text:span text:style-name="T46">love!</text:span><text:span text:style-name="T47">"</text:span></text:p>
            <text:p text:style-name="P41"><text:span text:style-name="T46">f</text:span><text:span text:style-name="T47">i</text:span></text:p>
            <text:p text:style-name="P40"><text:span text:style-name="T46">don</text:span><text:span text:style-name="T47">e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o</text:span><text:span text:style-name="T21">t</text:span><text:span text:style-name="T20">i</text:span><text:span text:style-name="T21">fy</text:span><text:span text:style-name="T20">w</text:span><text:span text:style-name="T21">atch</text:span></text:p>
          </draw:text-box>
        </draw:frame>
        <draw:frame draw:name="object 3" draw:style-name="gr1" draw:text-style-name="P2" draw:layer="layout" svg:width="22.251cm" svg:height="11.405cm" svg:x="1.473cm" svg:y="4.907cm">
          <draw:text-box>
            <text:p text:style-name="P44"><text:span text:style-name="T29">O</text:span><text:span text:style-name="T30">u</text:span><text:span text:style-name="T29">t</text:span><text:span text:style-name="T30">pu</text:span><text:span text:style-name="T29">t</text:span><text:span text:style-name="T30">s</text:span><text:span text:style-name="T29"> </text:span><text:span text:style-name="T30">a</text:span><text:span text:style-name="T29"> t</text:span><text:span text:style-name="T30">able</text:span><text:span text:style-name="T29"> </text:span><text:span text:style-name="T30">showing</text:span><text:span text:style-name="T29"> </text:span><text:span text:style-name="T30">number</text:span><text:span text:style-name="T29"> </text:span><text:span text:style-name="T30">of</text:span><text:span text:style-name="T33"> </text:span><text:span text:style-name="T29">t</text:span><text:span text:style-name="T30">imes</text:span><text:span text:style-name="T29"> </text:span><text:span text:style-name="T30">an event</text:span><text:span text:style-name="T33"> </text:span><text:span text:style-name="T30">occured</text:span><text:span text:style-name="T29"> f</text:span><text:span text:style-name="T30">or</text:span><text:span text:style-name="T29"> </text:span><text:span text:style-name="T30">each</text:span><text:span text:style-name="T29"> </text:span><text:span text:style-name="T30">wa</text:span><text:span text:style-name="T29">t</text:span><text:span text:style-name="T30">ched</text:span><text:span text:style-name="T29"> f</text:span><text:span text:style-name="T30">ile</text:span><text:span text:style-name="T29"> </text:span><text:span text:style-name="T30">or</text:span><text:span text:style-name="T29"> </text:span><text:span text:style-name="T30">dir.</text:span></text:p>
            <text:p text:style-name="P45"><text:span text:style-name="T50"/></text:p>
            <text:p text:style-name="P46"><text:span text:style-name="T51">-t</text:span><text:span text:style-name="T52">,</text:span><text:span text:style-name="T53"> </text:span><text:span text:style-name="T51">--timeou</text:span><text:span text:style-name="T52">t</text:span><text:span text:style-name="T53"> </text:span><text:span text:style-name="T51">&lt;seconds</text:span><text:span text:style-name="T52">&gt;</text:span><text:span text:style-name="T53"> </text:span><text:span text:style-name="T51">(otherwis</text:span><text:span text:style-name="T52">e </text:span><text:span text:style-name="T51">exi</text:span><text:span text:style-name="T52">t</text:span><text:span text:style-name="T53"> </text:span><text:span text:style-name="T51">o</text:span><text:span text:style-name="T52">n</text:span><text:span text:style-name="T53"> </text:span><text:span text:style-name="T51">signal</text:span><text:span text:style-name="T52">)</text:span></text:p>
            <text:p text:style-name="P28"><text:span text:style-name="T51">-r</text:span><text:span text:style-name="T52">,</text:span><text:span text:style-name="T53"> </text:span><text:span text:style-name="T51">--recursiv</text:span><text:span text:style-name="T52">e</text:span></text:p>
            <text:p text:style-name="P29"><text:span text:style-name="T51">-</text:span><text:span text:style-name="T52">e</text:span><text:span text:style-name="T53"> </text:span><text:span text:style-name="T51">&lt;event&gt;</text:span><text:span text:style-name="T52">,</text:span><text:span text:style-name="T53"> </text:span><text:span text:style-name="T51">--even</text:span><text:span text:style-name="T52">t</text:span><text:span text:style-name="T53"> </text:span><text:span text:style-name="T51">&lt;event</text:span><text:span text:style-name="T52">&gt;</text:span></text:p>
            <text:p text:style-name="P47"><text:span text:style-name="T51">--fromfil</text:span><text:span text:style-name="T52">e</text:span><text:span text:style-name="T53"> </text:span><text:span text:style-name="T51">&lt;file</text:span><text:span text:style-name="T52">&gt;</text:span><text:span text:style-name="T53"> </text:span><text:span text:style-name="T51">(rea</text:span><text:span text:style-name="T52">d</text:span><text:span text:style-name="T53"> </text:span><text:span text:style-name="T51">filename</text:span><text:span text:style-name="T52">s</text:span><text:span text:style-name="T53"> </text:span><text:span text:style-name="T51">t</text:span><text:span text:style-name="T52">o </text:span><text:span text:style-name="T51">watc</text:span><text:span text:style-name="T52">h</text:span><text:span text:style-name="T53"> </text:span><text:span text:style-name="T51">fro</text:span><text:span text:style-name="T52">m</text:span><text:span text:style-name="T53"> </text:span><text:span text:style-name="T51">file</text:span><text:span text:style-name="T52">)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4" draw:style-name="dp1" draw:master-page-name="Master1-Layout5-obj-Blank" presentation:presentation-page-layout-name="AL2T13">
        <draw:frame draw:name="object 3" draw:style-name="gr1" draw:text-style-name="P2" draw:layer="layout" svg:width="13.314cm" svg:height="0.763cm" svg:x="1.473cm" svg:y="11.717cm">
          <draw:text-box>
            <text:p text:style-name="P30"><text:span text:style-name="T54">Wil</text:span><text:span text:style-name="T55">l</text:span><text:span text:style-name="T56"> </text:span><text:span text:style-name="T54">liste</text:span><text:span text:style-name="T55">n</text:span><text:span text:style-name="T56"> </text:span><text:span text:style-name="T54">fo</text:span><text:span text:style-name="T55">r</text:span><text:span text:style-name="T56"> </text:span><text:span text:style-name="T54">event</text:span><text:span text:style-name="T55">s</text:span><text:span text:style-name="T56"> </text:span><text:span text:style-name="T54">fo</text:span><text:span text:style-name="T55">r</text:span><text:span text:style-name="T56"> </text:span><text:span text:style-name="T54">3</text:span><text:span text:style-name="T55">0</text:span><text:span text:style-name="T56"> </text:span><text:span text:style-name="T54">seconds</text:span><text:span text:style-name="T55">.</text:span></text:p>
          </draw:text-box>
        </draw:frame>
        <draw:frame draw:name="object 4" draw:style-name="gr1" draw:text-style-name="P2" draw:layer="layout" svg:width="8.983cm" svg:height="2.7cm" svg:x="1.473cm" svg:y="12.62cm">
          <draw:text-box>
            <text:p text:style-name="P48"><text:span text:style-name="T54">tota</text:span><text:span text:style-name="T55">l</text:span><text:span text:style-name="T57"><text:tab/></text:span><text:span text:style-name="T54">modif</text:span><text:span text:style-name="T55">y</text:span><text:span text:style-name="T58"> </text:span><text:span text:style-name="T54">close_writ</text:span><text:span text:style-name="T55">e </text:span><text:span text:style-name="T54">2</text:span><text:span text:style-name="T55">1</text:span><text:span text:style-name="T57"><text:tab/></text:span><text:span text:style-name="T55">3</text:span><text:span text:style-name="T59"> </text:span><text:span text:style-name="T59"><text:tab/></text:span><text:span text:style-name="T55">3</text:span></text:p>
            <text:p text:style-name="P49"><text:span text:style-name="T54">1</text:span><text:span text:style-name="T55">2</text:span><text:span text:style-name="T57"><text:tab/></text:span><text:span text:style-name="T54">1</text:span><text:span text:style-name="T55">2</text:span><text:span text:style-name="T57"><text:tab/></text:span><text:span text:style-name="T55">0</text:span></text:p>
          </draw:text-box>
        </draw:frame>
        <draw:frame draw:name="object 5" draw:style-name="gr1" draw:text-style-name="P2" draw:layer="layout" svg:width="4.602cm" svg:height="2.7cm" svg:x="11.63cm" svg:y="12.62cm">
          <draw:text-box>
            <text:p text:style-name="P50"><text:span text:style-name="T54">close_nowrit</text:span><text:span text:style-name="T55">e 6</text:span></text:p>
            <text:p text:style-name="P51"><text:span text:style-name="T55">0</text:span></text:p>
          </draw:text-box>
        </draw:frame>
        <draw:frame draw:name="object 6" draw:style-name="gr1" draw:text-style-name="P2" draw:layer="layout" svg:width="5.749cm" svg:height="1.664cm" svg:x="16.71cm" svg:y="12.62cm">
          <draw:text-box>
            <text:p text:style-name="P52"><text:span text:style-name="T54">ope</text:span><text:span text:style-name="T55">n</text:span><text:span text:style-name="T57"><text:tab/></text:span><text:span text:style-name="T54">filenam</text:span><text:span text:style-name="T55">e</text:span></text:p>
            <text:p text:style-name="P53"><text:span text:style-name="T55">9</text:span><text:span text:style-name="T55"><text:tab/></text:span><text:span text:style-name="T54">/var/log</text:span><text:span text:style-name="T55">/</text:span></text:p>
          </draw:text-box>
        </draw:frame>
        <draw:frame draw:name="object 7" draw:style-name="gr1" draw:text-style-name="P2" draw:layer="layout" svg:width="6.569cm" svg:height="0.763cm" svg:x="16.709cm" svg:y="14.425cm">
          <draw:text-box>
            <text:p text:style-name="P54"><text:span text:style-name="T55">0</text:span><text:span text:style-name="T55"><text:tab/></text:span><text:span text:style-name="T54">/var/log/httpd</text:span><text:span text:style-name="T55">/</text:span></text:p>
          </draw:text-box>
        </draw:frame>
        <draw:frame draw:name="Grafik 7" draw:style-name="gr2" draw:layer="layout" svg:width="22.166cm" svg:height="10.075cm" svg:x="1.405cm" svg:y="1.795cm">
          <draw:image xlink:href="">
            <text:p/>
          </draw:image>
        </draw:frame>
        <presentation:notes draw:style-name="dp2">
          <draw:frame draw:name="Notes Placeholder" presentation:style-name="pr3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o</text:span><text:span text:style-name="T21">t</text:span><text:span text:style-name="T20">i</text:span><text:span text:style-name="T21">fy</text:span><text:span text:style-name="T20">w</text:span><text:span text:style-name="T21">atc</text:span><text:span text:style-name="T20">h</text:span><text:span text:style-name="T21">:</text:span><text:span text:style-name="T20"> </text:span><text:span text:style-name="T21">m</text:span><text:span text:style-name="T20">o</text:span><text:span text:style-name="T21">re</text:span><text:span text:style-name="T20"> op</text:span><text:span text:style-name="T21">t</text:span><text:span text:style-name="T20">ion</text:span><text:span text:style-name="T21">s</text:span></text:p>
          </draw:text-box>
        </draw:frame>
        <draw:frame draw:name="object 3" presentation:style-name="pr6" draw:text-style-name="P43" draw:layer="layout" svg:width="22.454cm" svg:height="10.6cm" svg:x="1.473cm" svg:y="4.902cm" presentation:class="outline" presentation:user-transformed="true">
          <draw:text-box>
            <text:list text:style-name="L10">
              <text:list-item>
                <text:p text:style-name="P55"><text:span text:style-name="T60">-z</text:span><text:span text:style-name="T61">,</text:span><text:span text:style-name="T62"> </text:span><text:span text:style-name="T60">--zer</text:span><text:span text:style-name="T61">o</text:span><text:span text:style-name="T62"> </text:span><text:span text:style-name="T60">(outpu</text:span><text:span text:style-name="T61">t</text:span><text:span text:style-name="T62"> </text:span><text:span text:style-name="T60">tabl</text:span><text:span text:style-name="T61">e</text:span><text:span text:style-name="T62"> </text:span><text:span text:style-name="T60">row</text:span><text:span text:style-name="T61">s</text:span><text:span text:style-name="T62"> </text:span><text:span text:style-name="T60">eve</text:span><text:span text:style-name="T61">n </text:span><text:span text:style-name="T60">i</text:span><text:span text:style-name="T61">f</text:span><text:span text:style-name="T62"> </text:span><text:span text:style-name="T60">coun</text:span><text:span text:style-name="T61">t</text:span><text:span text:style-name="T62"> </text:span><text:span text:style-name="T60">i</text:span><text:span text:style-name="T61">s</text:span><text:span text:style-name="T62"> </text:span><text:span text:style-name="T60">zero</text:span><text:span text:style-name="T61">)</text:span></text:p>
              </text:list-item>
            </text:list>
            <text:list text:style-name="L11">
              <text:list-item>
                <text:p text:style-name="P56"><text:span text:style-name="T60">@&lt;file</text:span><text:span text:style-name="T61">&gt;</text:span><text:span text:style-name="T62"> </text:span><text:span text:style-name="T60">(exclud</text:span><text:span text:style-name="T61">e</text:span><text:span text:style-name="T62"> </text:span><text:span text:style-name="T60">file</text:span><text:span text:style-name="T61">)</text:span></text:p>
              </text:list-item>
            </text:list>
            <text:list text:style-name="L10">
              <text:list-item>
                <text:p text:style-name="P57"><text:span text:style-name="T60">--exclud</text:span><text:span text:style-name="T61">e</text:span><text:span text:style-name="T62"> </text:span><text:span text:style-name="T60">&lt;pattern</text:span><text:span text:style-name="T61">&gt;</text:span><text:span text:style-name="T62"> </text:span><text:span text:style-name="T60">(exclud</text:span><text:span text:style-name="T61">e</text:span><text:span text:style-name="T62"> </text:span><text:span text:style-name="T60">file</text:span><text:span text:style-name="T61">s </text:span><text:span text:style-name="T60">matchin</text:span><text:span text:style-name="T61">g</text:span><text:span text:style-name="T62"> </text:span><text:span text:style-name="T60">&lt;pattern</text:span><text:span text:style-name="T61">&gt;</text:span><text:span text:style-name="T62"> </text:span><text:span text:style-name="T60">regex</text:span><text:span text:style-name="T61">)</text:span></text:p>
              </text:list-item>
              <text:list-item>
                <text:p text:style-name="P58"><text:span text:style-name="T60">--exclude</text:span><text:span text:style-name="T62"> </text:span><text:span text:style-name="T60">&lt;pattern</text:span><text:span text:style-name="T61">&gt;</text:span><text:span text:style-name="T62"> </text:span><text:span text:style-name="T60">(lik</text:span><text:span text:style-name="T61">e</text:span><text:span text:style-name="T62"> </text:span><text:span text:style-name="T60">--exclud</text:span><text:span text:style-name="T61">e </text:span><text:span text:style-name="T60">bu</text:span><text:span text:style-name="T61">t</text:span><text:span text:style-name="T62"> </text:span><text:span text:style-name="T60">case-insensitive</text:span><text:span text:style-name="T61">)</text:span></text:p>
              </text:list-item>
            </text:list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l</text:span><text:span text:style-name="T21">sy</text:span><text:span text:style-name="T20">n</text:span><text:span text:style-name="T21">cd</text:span></text:p>
          </draw:text-box>
        </draw:frame>
        <draw:frame draw:name="object 3" draw:style-name="gr1" draw:text-style-name="P2" draw:layer="layout" svg:width="21.467cm" svg:height="3.652cm" svg:x="1.473cm" svg:y="4.907cm">
          <draw:text-box>
            <text:p text:style-name="P25"><text:span text:style-name="T29">A</text:span><text:span text:style-name="T30">vailable</text:span><text:span text:style-name="T29"> f</text:span><text:span text:style-name="T30">rom</text:span><text:span text:style-name="T29"> </text:span><text:span text:style-name="T30">epel,</text:span><text:span text:style-name="T33"> </text:span><text:span text:style-name="T30">uses</text:span><text:span text:style-name="T29"> </text:span><text:span text:style-name="T30">ino</text:span><text:span text:style-name="T29">t</text:span><text:span text:style-name="T30">i</text:span><text:span text:style-name="T29">f</text:span><text:span text:style-name="T30">y</text:span><text:span text:style-name="T29"> t</text:span><text:span text:style-name="T30">o</text:span><text:span text:style-name="T29"> </text:span><text:span text:style-name="T30">moni</text:span><text:span text:style-name="T29">t</text:span><text:span text:style-name="T30">or</text:span><text:span text:style-name="T29"> f</text:span><text:span text:style-name="T30">or evens,</text:span><text:span text:style-name="T33"> </text:span><text:span text:style-name="T29">t</text:span><text:span text:style-name="T30">hen</text:span><text:span text:style-name="T29"> </text:span><text:span text:style-name="T30">spawns</text:span><text:span text:style-name="T29"> </text:span><text:span text:style-name="T30">process(es)</text:span><text:span text:style-name="T29"> t</text:span><text:span text:style-name="T30">o</text:span><text:span text:style-name="T29"> </text:span><text:span text:style-name="T30">sync (usually</text:span><text:span text:style-name="T29"> </text:span><text:span text:style-name="T30">rsync).</text:span></text:p>
          </draw:text-box>
        </draw:frame>
        <draw:frame draw:name="object 4" draw:style-name="gr1" draw:text-style-name="P2" draw:layer="layout" svg:width="9.216cm" svg:height="1.017cm" svg:x="1.473cm" svg:y="10.075cm">
          <draw:text-box>
            <text:p text:style-name="P30"><text:span text:style-name="T63"># lsyncd [OPTIONS]</text:span></text:p>
          </draw:text-box>
        </draw:frame>
        <draw:frame draw:name="object 5" draw:style-name="gr1" draw:text-style-name="P2" draw:layer="layout" svg:width="4.644cm" svg:height="1.017cm" svg:x="11.126cm" svg:y="10.075cm">
          <draw:text-box>
            <text:p text:style-name="P30"><text:span text:style-name="T63">-rsyncssh</text:span></text:p>
          </draw:text-box>
        </draw:frame>
        <draw:frame draw:name="object 6" draw:style-name="gr1" draw:text-style-name="P2" draw:layer="layout" svg:width="4.644cm" svg:height="1.017cm" svg:x="16.207cm" svg:y="10.075cm">
          <draw:text-box>
            <text:p text:style-name="P30"><text:span text:style-name="T63">SOURCEDIR</text:span></text:p>
          </draw:text-box>
        </draw:frame>
        <draw:frame draw:name="object 7" draw:style-name="gr1" draw:text-style-name="P2" draw:layer="layout" svg:width="10.232cm" svg:height="1.017cm" svg:x="1.473cm" svg:y="11.034cm">
          <draw:text-box>
            <text:p text:style-name="P30"><text:span text:style-name="T63">TARGETHOST TARGETDIR</text:span></text:p>
          </draw:text-box>
        </draw:frame>
        <draw:frame draw:name="object 8" draw:style-name="gr1" draw:text-style-name="P2" draw:layer="layout" svg:width="9.216cm" svg:height="3.333cm" svg:x="1.473cm" svg:y="13.546cm">
          <draw:text-box>
            <text:p text:style-name="P30"><text:span text:style-name="T29">...f</text:span><text:span text:style-name="T30">or</text:span><text:span text:style-name="T29"> </text:span><text:span text:style-name="T30">local</text:span><text:span text:style-name="T29"> f</text:span><text:span text:style-name="T30">ile</text:span><text:span text:style-name="T29"> </text:span><text:span text:style-name="T30">ops:</text:span></text:p>
            <text:p text:style-name="P59"><text:span text:style-name="T63"># lsyncd [OPTIONS] TARGETDIR</text:span></text:p>
          </draw:text-box>
        </draw:frame>
        <draw:frame draw:name="object 9" draw:style-name="gr1" draw:text-style-name="P2" draw:layer="layout" svg:width="3.628cm" svg:height="1.017cm" svg:x="11.126cm" svg:y="14.904cm">
          <draw:text-box>
            <text:p text:style-name="P30"><text:span text:style-name="T63">-direct</text:span></text:p>
          </draw:text-box>
        </draw:frame>
        <draw:frame draw:name="object 10" draw:style-name="gr1" draw:text-style-name="P2" draw:layer="layout" svg:width="4.644cm" svg:height="1.017cm" svg:x="15.191cm" svg:y="14.904cm">
          <draw:text-box>
            <text:p text:style-name="P30"><text:span text:style-name="T63">SOURCEDIR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</text:span><text:span text:style-name="T21">cr</text:span><text:span text:style-name="T20">o</text:span><text:span text:style-name="T21">n</text:span></text:p>
          </draw:text-box>
        </draw:frame>
        <draw:frame draw:name="object 3" draw:style-name="gr1" draw:text-style-name="P2" draw:layer="layout" svg:width="19.239cm" svg:height="8.054cm" svg:x="1.473cm" svg:y="4.907cm">
          <draw:text-box>
            <text:p text:style-name="P25"><text:span text:style-name="T30">Like</text:span><text:span text:style-name="T29"> </text:span><text:span text:style-name="T30">cron,</text:span><text:span text:style-name="T33"> </text:span><text:span text:style-name="T30">but</text:span><text:span text:style-name="T33"> </text:span><text:span text:style-name="T30">schedule</text:span><text:span text:style-name="T29"> </text:span><text:span text:style-name="T30">jobs</text:span><text:span text:style-name="T29"> </text:span><text:span text:style-name="T30">according</text:span><text:span text:style-name="T29"> t</text:span><text:span text:style-name="T30">o </text:span><text:span text:style-name="T29">f</text:span><text:span text:style-name="T30">ilesys</text:span><text:span text:style-name="T29">t</text:span><text:span text:style-name="T30">em</text:span><text:span text:style-name="T29"> </text:span><text:span text:style-name="T30">even</text:span><text:span text:style-name="T29">t</text:span><text:span text:style-name="T30">s.</text:span></text:p>
            <text:p text:style-name="P60"><text:span text:style-name="T64"/></text:p>
            <text:p text:style-name="P30"><text:span text:style-name="T29">WIt</text:span><text:span text:style-name="T30">h</text:span><text:span text:style-name="T65"> </text:span><text:span text:style-name="T38">incron</text:span><text:span text:style-name="T39">d</text:span><text:span text:style-name="T66"> </text:span><text:span text:style-name="T30">running:</text:span></text:p>
            <text:p text:style-name="P15"><text:span text:style-name="T67"/></text:p>
            <text:p text:style-name="P30"><text:span text:style-name="T39">#</text:span><text:span text:style-name="T40"> </text:span><text:span text:style-name="T38">incronta</text:span><text:span text:style-name="T39">b</text:span><text:span text:style-name="T40"> </text:span><text:span text:style-name="T38">-</text:span><text:span text:style-name="T39">e</text:span><text:span text:style-name="T68"> </text:span><text:span text:style-name="T69">fil</text:span><text:span text:style-name="T70">e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0">in</text:span><text:span text:style-name="T21">cr</text:span><text:span text:style-name="T20">o</text:span><text:span text:style-name="T21">n</text:span></text:p>
          </draw:text-box>
        </draw:frame>
        <draw:frame draw:name="object 3" draw:style-name="gr1" draw:text-style-name="P2" draw:layer="layout" svg:width="20.639cm" svg:height="9.984cm" svg:x="1.473cm" svg:y="5.957cm">
          <draw:text-box>
            <text:p text:style-name="P30"><text:span text:style-name="T54">/home/bonniek/fo</text:span><text:span text:style-name="T55">o</text:span><text:span text:style-name="T56"> </text:span><text:span text:style-name="T54">IN_DELETE,IN_MOV</text:span><text:span text:style-name="T55">E</text:span><text:span text:style-name="T56"> </text:span><text:span text:style-name="T54">touc</text:span><text:span text:style-name="T55">h</text:span><text:span text:style-name="T56"> </text:span><text:span text:style-name="T54">$@/$</text:span><text:span text:style-name="T55">#</text:span></text:p>
            <text:p text:style-name="P61"><text:span text:style-name="T54">/hom</text:span><text:span text:style-name="T55">e</text:span><text:span text:style-name="T56"> </text:span><text:span text:style-name="T54">IN_CREAT</text:span><text:span text:style-name="T55">E</text:span><text:span text:style-name="T56"> </text:span><text:span text:style-name="T54">mai</text:span><text:span text:style-name="T55">l</text:span><text:span text:style-name="T56"> </text:span><text:span text:style-name="T54">-</text:span><text:span text:style-name="T55">s</text:span><text:span text:style-name="T56"> </text:span><text:span text:style-name="T54">"Welcom</text:span><text:span text:style-name="T55">e</text:span><text:span text:style-name="T56"> </text:span><text:span text:style-name="T54">t</text:span><text:span text:style-name="T55">o</text:span><text:span text:style-name="T56"> </text:span><text:span text:style-name="T54">Fermilab</text:span><text:span text:style-name="T55">"</text:span><text:span text:style-name="T56"> </text:span><text:span text:style-name="T54">$#@f</text:span><text:span text:style-name="T57">n</text:span><text:span text:style-name="T54">al.go</text:span><text:span text:style-name="T55">v</text:span><text:span text:style-name="T56"> </text:span><text:span text:style-name="T55">&lt;</text:span></text:p>
            <text:p text:style-name="P62"><text:span text:style-name="T54">/some/mail.tx</text:span><text:span text:style-name="T55">t</text:span></text:p>
            <text:p text:style-name="P20"><text:span text:style-name="T59"/></text:p>
            <text:p text:style-name="P63"><text:span text:style-name="T71">W</text:span><text:span text:style-name="T72">ildcards:</text:span></text:p>
            <text:p text:style-name="P34"><text:span text:style-name="T73"/></text:p>
            <text:p text:style-name="P30"><text:span text:style-name="T74">$$</text:span><text:span text:style-name="T75"> </text:span><text:span text:style-name="T76">dollar</text:span><text:span text:style-name="T77"> </text:span><text:span text:style-name="T76">sign</text:span></text:p>
            <text:p text:style-name="P64"><text:span text:style-name="T74">$@</text:span><text:span text:style-name="T75"> </text:span><text:span text:style-name="T76">wa</text:span><text:span text:style-name="T77">t</text:span><text:span text:style-name="T76">ched</text:span><text:span text:style-name="T77"> f</text:span><text:span text:style-name="T76">ilesys</text:span><text:span text:style-name="T77">t</text:span><text:span text:style-name="T76">em</text:span><text:span text:style-name="T77"> </text:span><text:span text:style-name="T76">pa</text:span><text:span text:style-name="T77">t</text:span><text:span text:style-name="T76">h</text:span><text:span text:style-name="T77"> </text:span><text:span text:style-name="T76">(see</text:span><text:span text:style-name="T77"> </text:span><text:span text:style-name="T76">above)</text:span></text:p>
            <text:p text:style-name="P64"><text:span text:style-name="T74">$#</text:span><text:span text:style-name="T75"> </text:span><text:span text:style-name="T76">even</text:span><text:span text:style-name="T77">t</text:span><text:span text:style-name="T76">-rela</text:span><text:span text:style-name="T77">t</text:span><text:span text:style-name="T76">ed</text:span><text:span text:style-name="T77"> f</text:span><text:span text:style-name="T76">ile</text:span><text:span text:style-name="T77"> </text:span><text:span text:style-name="T76">name</text:span></text:p>
            <text:p text:style-name="P64"><text:span text:style-name="T74">$%</text:span><text:span text:style-name="T75"> </text:span><text:span text:style-name="T76">event</text:span><text:span text:style-name="T77"> f</text:span><text:span text:style-name="T76">lags</text:span><text:span text:style-name="T77"> </text:span><text:span text:style-name="T76">(</text:span><text:span text:style-name="T77">t</text:span><text:span text:style-name="T76">ex</text:span><text:span text:style-name="T77">t</text:span><text:span text:style-name="T76">ually)</text:span></text:p>
            <text:p text:style-name="P64"><text:span text:style-name="T74">$&amp;</text:span><text:span text:style-name="T75"> </text:span><text:span text:style-name="T76">event</text:span><text:span text:style-name="T77"> f</text:span><text:span text:style-name="T76">lags</text:span><text:span text:style-name="T77"> </text:span><text:span text:style-name="T76">(numerically)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13cm" svg:x="1.473cm" svg:y="2.325cm" presentation:class="title">
          <draw:text-box>
            <text:p text:style-name="P31"><text:span text:style-name="T20">in</text:span><text:span text:style-name="T21">cr</text:span><text:span text:style-name="T20">o</text:span><text:span text:style-name="T21">n</text:span></text:p>
          </draw:text-box>
        </draw:frame>
        <draw:frame draw:name="object 3" presentation:style-name="pr7" draw:text-style-name="P2" draw:layer="layout" svg:width="22.454cm" svg:height="12.21cm" svg:x="1.473cm" svg:y="4.902cm" presentation:class="outline">
          <draw:text-box>
            <text:list text:style-name="L10">
              <text:list-item>
                <text:p text:style-name="P18"><text:span text:style-name="T78">E</text:span><text:span text:style-name="T79">ve</text:span><text:span text:style-name="T78">n</text:span><text:span text:style-name="T79">ts:</text:span></text:p>
              </text:list-item>
              <text:list-item>
                <text:p text:style-name="P65"><text:span text:style-name="T78">I</text:span><text:span text:style-name="T79">N_ACC</text:span><text:span text:style-name="T78">ES</text:span><text:span text:style-name="T79">S </text:span><text:span text:style-name="T80">F</text:span><text:span text:style-name="T81">ile</text:span><text:span text:style-name="T80"> </text:span><text:span text:style-name="T81">was</text:span><text:span text:style-name="T80"> </text:span><text:span text:style-name="T81">accessed</text:span><text:span text:style-name="T80"> </text:span><text:span text:style-name="T81">(read)</text:span><text:span text:style-name="T80"> </text:span><text:span text:style-name="T81">(*)</text:span></text:p>
              </text:list-item>
              <text:list-item>
                <text:p text:style-name="P66"><text:span text:style-name="T78">I</text:span><text:span text:style-name="T79">N_A</text:span><text:span text:style-name="T78">TT</text:span><text:span text:style-name="T79">R</text:span><text:span text:style-name="T78">I</text:span><text:span text:style-name="T79">B</text:span><text:span text:style-name="T82"> </text:span><text:span text:style-name="T81">Me</text:span><text:span text:style-name="T80">t</text:span><text:span text:style-name="T81">ada</text:span><text:span text:style-name="T80">t</text:span><text:span text:style-name="T81">a</text:span><text:span text:style-name="T80"> </text:span><text:span text:style-name="T81">changed</text:span><text:span text:style-name="T80"> </text:span><text:span text:style-name="T81">(permissions,</text:span><text:span text:style-name="T80"> t</text:span><text:span text:style-name="T81">imes</text:span><text:span text:style-name="T80">t</text:span><text:span text:style-name="T81">amps,</text:span><text:span text:style-name="T80"> </text:span><text:span text:style-name="T81">ex</text:span><text:span text:style-name="T80">t</text:span><text:span text:style-name="T81">ended</text:span><text:span text:style-name="T80"> </text:span><text:span text:style-name="T81">a</text:span><text:span text:style-name="T80">tt</text:span><text:span text:style-name="T81">ribu</text:span><text:span text:style-name="T80">t</text:span><text:span text:style-name="T81">es, e</text:span><text:span text:style-name="T80">t</text:span><text:span text:style-name="T81">c</text:span><text:span text:style-name="T80">.</text:span><text:span text:style-name="T81">)</text:span><text:span text:style-name="T80"> </text:span><text:span text:style-name="T81">(*)</text:span></text:p>
              </text:list-item>
              <text:list-item>
                <text:p text:style-name="P67"><text:span text:style-name="T78">I</text:span><text:span text:style-name="T79">N_C</text:span><text:span text:style-name="T78">LOSE</text:span><text:span text:style-name="T79">_</text:span><text:span text:style-name="T78">W</text:span><text:span text:style-name="T79">R</text:span><text:span text:style-name="T78">IT</text:span><text:span text:style-name="T79">E</text:span><text:span text:style-name="T83"> </text:span><text:span text:style-name="T80">F</text:span><text:span text:style-name="T81">ile</text:span><text:span text:style-name="T80"> </text:span><text:span text:style-name="T81">opened</text:span><text:span text:style-name="T80"> f</text:span><text:span text:style-name="T81">or</text:span><text:span text:style-name="T80"> </text:span><text:span text:style-name="T81">wri</text:span><text:span text:style-name="T80">t</text:span><text:span text:style-name="T81">ing</text:span><text:span text:style-name="T80"> </text:span><text:span text:style-name="T81">was</text:span><text:span text:style-name="T80"> </text:span><text:span text:style-name="T81">closed</text:span><text:span text:style-name="T80"> </text:span><text:span text:style-name="T81">(*) </text:span><text:span text:style-name="T78">I</text:span><text:span text:style-name="T79">N_C</text:span><text:span text:style-name="T78">LOSE</text:span><text:span text:style-name="T79">_N</text:span><text:span text:style-name="T78">OW</text:span><text:span text:style-name="T79">R</text:span><text:span text:style-name="T78">IT</text:span><text:span text:style-name="T79">E</text:span><text:span text:style-name="T83"> </text:span><text:span text:style-name="T80">F</text:span><text:span text:style-name="T81">ile</text:span><text:span text:style-name="T80"> </text:span><text:span text:style-name="T81">not</text:span><text:span text:style-name="T80"> </text:span><text:span text:style-name="T81">opened</text:span><text:span text:style-name="T80"> f</text:span><text:span text:style-name="T81">or</text:span><text:span text:style-name="T80"> </text:span><text:span text:style-name="T81">wri</text:span><text:span text:style-name="T80">t</text:span><text:span text:style-name="T81">ing</text:span><text:span text:style-name="T80"> </text:span><text:span text:style-name="T81">was</text:span><text:span text:style-name="T80"> </text:span><text:span text:style-name="T81">closed</text:span><text:span text:style-name="T80"> </text:span><text:span text:style-name="T81">(*) </text:span><text:span text:style-name="T78">I</text:span><text:span text:style-name="T79">N_CR</text:span><text:span text:style-name="T78">E</text:span><text:span text:style-name="T79">A</text:span><text:span text:style-name="T78">T</text:span><text:span text:style-name="T79">E </text:span><text:span text:style-name="T80">F</text:span><text:span text:style-name="T81">ile</text:span><text:span text:style-name="T80">/</text:span><text:span text:style-name="T81">direc</text:span><text:span text:style-name="T80">t</text:span><text:span text:style-name="T81">ory</text:span><text:span text:style-name="T80"> </text:span><text:span text:style-name="T81">crea</text:span><text:span text:style-name="T80">t</text:span><text:span text:style-name="T81">ed</text:span><text:span text:style-name="T80"> </text:span><text:span text:style-name="T81">in</text:span><text:span text:style-name="T80"> </text:span><text:span text:style-name="T81">wa</text:span><text:span text:style-name="T80">t</text:span><text:span text:style-name="T81">ched</text:span><text:span text:style-name="T80"> </text:span><text:span text:style-name="T81">direc</text:span><text:span text:style-name="T80">t</text:span><text:span text:style-name="T81">ory</text:span><text:span text:style-name="T80"> </text:span><text:span text:style-name="T81">(*) </text:span><text:span text:style-name="T78">I</text:span><text:span text:style-name="T79">N_D</text:span><text:span text:style-name="T78">ELET</text:span><text:span text:style-name="T79">E</text:span><text:span text:style-name="T82"> </text:span><text:span text:style-name="T80">F</text:span><text:span text:style-name="T81">ile</text:span><text:span text:style-name="T80">/</text:span><text:span text:style-name="T81">direc</text:span><text:span text:style-name="T80">t</text:span><text:span text:style-name="T81">ory</text:span><text:span text:style-name="T80"> </text:span><text:span text:style-name="T81">dele</text:span><text:span text:style-name="T80">t</text:span><text:span text:style-name="T81">ed</text:span><text:span text:style-name="T80"> f</text:span><text:span text:style-name="T81">rom</text:span><text:span text:style-name="T80"> </text:span><text:span text:style-name="T81">wa</text:span><text:span text:style-name="T80">t</text:span><text:span text:style-name="T81">ched</text:span><text:span text:style-name="T80"> </text:span><text:span text:style-name="T81">direc</text:span><text:span text:style-name="T80">t</text:span><text:span text:style-name="T81">ory</text:span><text:span text:style-name="T80"> </text:span><text:span text:style-name="T81">(*) </text:span><text:span text:style-name="T78">I</text:span><text:span text:style-name="T79">N_D</text:span><text:span text:style-name="T78">ELETE</text:span><text:span text:style-name="T79">_</text:span><text:span text:style-name="T78">SEL</text:span><text:span text:style-name="T79">F</text:span><text:span text:style-name="T83"> </text:span><text:span text:style-name="T80">W</text:span><text:span text:style-name="T81">a</text:span><text:span text:style-name="T80">t</text:span><text:span text:style-name="T81">ched</text:span><text:span text:style-name="T80"> f</text:span><text:span text:style-name="T81">ile</text:span><text:span text:style-name="T80">/</text:span><text:span text:style-name="T81">direc</text:span><text:span text:style-name="T80">t</text:span><text:span text:style-name="T81">ory</text:span><text:span text:style-name="T80"> </text:span><text:span text:style-name="T81">was</text:span><text:span text:style-name="T80"> </text:span><text:span text:style-name="T81">i</text:span><text:span text:style-name="T80">t</text:span><text:span text:style-name="T81">self</text:span><text:span text:style-name="T80"> </text:span><text:span text:style-name="T81">dele</text:span><text:span text:style-name="T80">t</text:span><text:span text:style-name="T81">ed </text:span><text:span text:style-name="T78">I</text:span><text:span text:style-name="T79">N_M</text:span><text:span text:style-name="T78">O</text:span><text:span text:style-name="T79">D</text:span><text:span text:style-name="T78">IF</text:span><text:span text:style-name="T79">Y </text:span><text:span text:style-name="T80">F</text:span><text:span text:style-name="T81">ile</text:span><text:span text:style-name="T80"> </text:span><text:span text:style-name="T81">was</text:span><text:span text:style-name="T80"> </text:span><text:span text:style-name="T81">modi</text:span><text:span text:style-name="T80">f</text:span><text:span text:style-name="T81">ied</text:span><text:span text:style-name="T80"> </text:span><text:span text:style-name="T81">(*)</text:span></text:p>
              </text:list-item>
              <text:list-item>
                <text:p text:style-name="P68"><text:span text:style-name="T78">I</text:span><text:span text:style-name="T79">N_M</text:span><text:span text:style-name="T78">OVE</text:span><text:span text:style-name="T79">_</text:span><text:span text:style-name="T78">SEL</text:span><text:span text:style-name="T79">F</text:span><text:span text:style-name="T83"> </text:span><text:span text:style-name="T80">W</text:span><text:span text:style-name="T81">a</text:span><text:span text:style-name="T80">t</text:span><text:span text:style-name="T81">ched</text:span><text:span text:style-name="T80"> f</text:span><text:span text:style-name="T81">ile</text:span><text:span text:style-name="T80">/</text:span><text:span text:style-name="T81">direc</text:span><text:span text:style-name="T80">t</text:span><text:span text:style-name="T81">ory</text:span><text:span text:style-name="T80"> </text:span><text:span text:style-name="T81">was</text:span><text:span text:style-name="T80"> </text:span><text:span text:style-name="T81">i</text:span><text:span text:style-name="T80">t</text:span><text:span text:style-name="T81">self</text:span><text:span text:style-name="T80"> </text:span><text:span text:style-name="T81">moved </text:span><text:span text:style-name="T78">I</text:span><text:span text:style-name="T79">N_M</text:span><text:span text:style-name="T78">OVE</text:span><text:span text:style-name="T79">D_</text:span><text:span text:style-name="T78">F</text:span><text:span text:style-name="T79">R</text:span><text:span text:style-name="T78">O</text:span><text:span text:style-name="T79">M</text:span><text:span text:style-name="T82"> </text:span><text:span text:style-name="T80">F</text:span><text:span text:style-name="T81">ile</text:span><text:span text:style-name="T80"> </text:span><text:span text:style-name="T81">moved</text:span><text:span text:style-name="T80"> </text:span><text:span text:style-name="T81">out</text:span><text:span text:style-name="T80"> </text:span><text:span text:style-name="T81">of</text:span><text:span text:style-name="T80"> </text:span><text:span text:style-name="T81">wa</text:span><text:span text:style-name="T80">t</text:span><text:span text:style-name="T81">ched</text:span><text:span text:style-name="T80"> </text:span><text:span text:style-name="T81">direc</text:span><text:span text:style-name="T80">t</text:span><text:span text:style-name="T81">ory</text:span><text:span text:style-name="T80"> </text:span><text:span text:style-name="T81">(*) </text:span><text:span text:style-name="T78">I</text:span><text:span text:style-name="T79">N_M</text:span><text:span text:style-name="T78">OVE</text:span><text:span text:style-name="T79">D_</text:span><text:span text:style-name="T78">T</text:span><text:span text:style-name="T79">O</text:span><text:span text:style-name="T82"> </text:span><text:span text:style-name="T80">F</text:span><text:span text:style-name="T81">ile</text:span><text:span text:style-name="T80"> </text:span><text:span text:style-name="T81">moved</text:span><text:span text:style-name="T80"> </text:span><text:span text:style-name="T81">in</text:span><text:span text:style-name="T80">t</text:span><text:span text:style-name="T81">o</text:span><text:span text:style-name="T80"> </text:span><text:span text:style-name="T81">wa</text:span><text:span text:style-name="T80">t</text:span><text:span text:style-name="T81">ched</text:span><text:span text:style-name="T80"> </text:span><text:span text:style-name="T81">direc</text:span><text:span text:style-name="T80">t</text:span><text:span text:style-name="T81">ory</text:span><text:span text:style-name="T80"> </text:span><text:span text:style-name="T81">(*) </text:span><text:span text:style-name="T78">I</text:span><text:span text:style-name="T79">N_</text:span><text:span text:style-name="T78">OPE</text:span><text:span text:style-name="T79">N</text:span><text:span text:style-name="T82"> </text:span><text:span text:style-name="T80">F</text:span><text:span text:style-name="T81">ile</text:span><text:span text:style-name="T80"> </text:span><text:span text:style-name="T81">was</text:span><text:span text:style-name="T80"> </text:span><text:span text:style-name="T81">opened</text:span><text:span text:style-name="T80"> </text:span><text:span text:style-name="T81">(*)</text:span></text:p>
              </text:list-item>
            </text:list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1">fs</text:span><text:span text:style-name="T20">no</text:span><text:span text:style-name="T21">t</text:span><text:span text:style-name="T20">i</text:span><text:span text:style-name="T21">fy</text:span></text:p>
          </draw:text-box>
        </draw:frame>
        <draw:frame draw:name="object 3" draw:style-name="gr1" draw:text-style-name="P2" draw:layer="layout" svg:width="22.213cm" svg:height="8.296cm" svg:x="1.473cm" svg:y="4.907cm">
          <draw:text-box>
            <text:p text:style-name="P30"><text:span text:style-name="T29">B</text:span><text:span text:style-name="T30">e</text:span><text:span text:style-name="T29">tt</text:span><text:span text:style-name="T30">er</text:span><text:span text:style-name="T29"> </text:span><text:span text:style-name="T30">per</text:span><text:span text:style-name="T29">f</text:span><text:span text:style-name="T30">ormance</text:span><text:span text:style-name="T29"> </text:span><text:span text:style-name="T30">on</text:span><text:span text:style-name="T29"> </text:span><text:span text:style-name="T30">whole</text:span><text:span text:style-name="T29"> f</text:span><text:span text:style-name="T30">ilesys</text:span><text:span text:style-name="T29">t</text:span><text:span text:style-name="T30">ems.</text:span></text:p>
            <text:p text:style-name="P20"><text:span text:style-name="T26"/></text:p>
            <text:p text:style-name="P30"><text:span text:style-name="T30">New</text:span><text:span text:style-name="T29"> </text:span><text:span text:style-name="T30">in</text:span><text:span text:style-name="T29"> </text:span><text:span text:style-name="T30">2</text:span><text:span text:style-name="T29">.</text:span><text:span text:style-name="T30">6</text:span><text:span text:style-name="T29">.</text:span><text:span text:style-name="T30">31</text:span></text:p>
            <text:p text:style-name="P20"><text:span text:style-name="T50"/></text:p>
            <text:p text:style-name="P69"><text:span text:style-name="T38">inotif</text:span><text:span text:style-name="T39">y</text:span><text:span text:style-name="T66"> </text:span><text:span text:style-name="T30">(and </text:span><text:span text:style-name="T38">dnotif</text:span><text:span text:style-name="T84">y</text:span><text:span text:style-name="T30">)</text:span><text:span text:style-name="T29"> </text:span><text:span text:style-name="T30">are</text:span><text:span text:style-name="T29"> </text:span><text:span text:style-name="T30">re-implemen</text:span><text:span text:style-name="T29">t</text:span><text:span text:style-name="T30">ed</text:span><text:span text:style-name="T29"> </text:span><text:span text:style-name="T30">on </text:span><text:span text:style-name="T29">t</text:span><text:span text:style-name="T30">op.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1T33">
        <draw:frame draw:name="object 2" presentation:style-name="pr4" draw:text-style-name="P2" draw:layer="layout" svg:width="22.454cm" svg:height="1.525cm" svg:x="1.473cm" svg:y="2.325cm" presentation:class="title">
          <draw:text-box>
            <text:p text:style-name="P18"><text:span text:style-name="T21">m</text:span><text:span text:style-name="T20">o</text:span><text:span text:style-name="T21">re</text:span><text:span text:style-name="T20"> in</text:span><text:span text:style-name="T21">fo</text:span></text:p>
          </draw:text-box>
        </draw:frame>
        <draw:frame draw:name="object 3" draw:style-name="gr1" draw:text-style-name="P2" draw:layer="layout" svg:width="20.525cm" svg:height="8.117cm" svg:x="1.473cm" svg:y="4.907cm">
          <draw:text-box>
            <text:p text:style-name="P30"><text:span text:style-name="T85"><text:a xlink:href="http://www.google.com/url?q=https://github.com/rvoicilas/inotify-tools/wiki/&amp;amp;sa=D&amp;amp;sntz=1&amp;amp;usg=AFQjCNG4yvqzvo2IOqgnn22gXijCLGTYUw" xlink:type="simple">h</text:a></text:span><text:span text:style-name="T86"><text:a xlink:href="http://www.google.com/url?q=https://github.com/rvoicilas/inotify-tools/wiki/&amp;amp;sa=D&amp;amp;sntz=1&amp;amp;usg=AFQjCNG4yvqzvo2IOqgnn22gXijCLGTYUw" xlink:type="simple">tt</text:a></text:span><text:span text:style-name="T85"><text:a xlink:href="http://www.google.com/url?q=https://github.com/rvoicilas/inotify-tools/wiki/&amp;amp;sa=D&amp;amp;sntz=1&amp;amp;usg=AFQjCNG4yvqzvo2IOqgnn22gXijCLGTYUw" xlink:type="simple">ps</text:a></text:span><text:span text:style-name="T86"><text:a xlink:href="http://www.google.com/url?q=https://github.com/rvoicilas/inotify-tools/wiki/&amp;amp;sa=D&amp;amp;sntz=1&amp;amp;usg=AFQjCNG4yvqzvo2IOqgnn22gXijCLGTYUw" xlink:type="simple">://</text:a></text:span><text:span text:style-name="T85"><text:a xlink:href="http://www.google.com/url?q=https://github.com/rvoicilas/inotify-tools/wiki/&amp;amp;sa=D&amp;amp;sntz=1&amp;amp;usg=AFQjCNG4yvqzvo2IOqgnn22gXijCLGTYUw" xlink:type="simple">gi</text:a></text:span><text:span text:style-name="T86"><text:a xlink:href="http://www.google.com/url?q=https://github.com/rvoicilas/inotify-tools/wiki/&amp;amp;sa=D&amp;amp;sntz=1&amp;amp;usg=AFQjCNG4yvqzvo2IOqgnn22gXijCLGTYUw" xlink:type="simple">t</text:a></text:span><text:span text:style-name="T85"><text:a xlink:href="http://www.google.com/url?q=https://github.com/rvoicilas/inotify-tools/wiki/&amp;amp;sa=D&amp;amp;sntz=1&amp;amp;usg=AFQjCNG4yvqzvo2IOqgnn22gXijCLGTYUw" xlink:type="simple">hub</text:a></text:span><text:span text:style-name="T86"><text:a xlink:href="http://www.google.com/url?q=https://github.com/rvoicilas/inotify-tools/wiki/&amp;amp;sa=D&amp;amp;sntz=1&amp;amp;usg=AFQjCNG4yvqzvo2IOqgnn22gXijCLGTYUw" xlink:type="simple">.</text:a></text:span><text:span text:style-name="T85"><text:a xlink:href="http://www.google.com/url?q=https://github.com/rvoicilas/inotify-tools/wiki/&amp;amp;sa=D&amp;amp;sntz=1&amp;amp;usg=AFQjCNG4yvqzvo2IOqgnn22gXijCLGTYUw" xlink:type="simple">com</text:a></text:span><text:span text:style-name="T86"><text:a xlink:href="http://www.google.com/url?q=https://github.com/rvoicilas/inotify-tools/wiki/&amp;amp;sa=D&amp;amp;sntz=1&amp;amp;usg=AFQjCNG4yvqzvo2IOqgnn22gXijCLGTYUw" xlink:type="simple">/</text:a></text:span><text:span text:style-name="T85"><text:a xlink:href="http://www.google.com/url?q=https://github.com/rvoicilas/inotify-tools/wiki/&amp;amp;sa=D&amp;amp;sntz=1&amp;amp;usg=AFQjCNG4yvqzvo2IOqgnn22gXijCLGTYUw" xlink:type="simple">rvoicilas</text:a></text:span><text:span text:style-name="T86"><text:a xlink:href="http://www.google.com/url?q=https://github.com/rvoicilas/inotify-tools/wiki/&amp;amp;sa=D&amp;amp;sntz=1&amp;amp;usg=AFQjCNG4yvqzvo2IOqgnn22gXijCLGTYUw" xlink:type="simple">/</text:a></text:span><text:span text:style-name="T85"><text:a xlink:href="http://www.google.com/url?q=https://github.com/rvoicilas/inotify-tools/wiki/&amp;amp;sa=D&amp;amp;sntz=1&amp;amp;usg=AFQjCNG4yvqzvo2IOqgnn22gXijCLGTYUw" xlink:type="simple">ino</text:a></text:span><text:span text:style-name="T86"><text:a xlink:href="http://www.google.com/url?q=https://github.com/rvoicilas/inotify-tools/wiki/&amp;amp;sa=D&amp;amp;sntz=1&amp;amp;usg=AFQjCNG4yvqzvo2IOqgnn22gXijCLGTYUw" xlink:type="simple">t</text:a></text:span><text:span text:style-name="T85"><text:a xlink:href="http://www.google.com/url?q=https://github.com/rvoicilas/inotify-tools/wiki/&amp;amp;sa=D&amp;amp;sntz=1&amp;amp;usg=AFQjCNG4yvqzvo2IOqgnn22gXijCLGTYUw" xlink:type="simple">i</text:a></text:span><text:span text:style-name="T86"><text:a xlink:href="http://www.google.com/url?q=https://github.com/rvoicilas/inotify-tools/wiki/&amp;amp;sa=D&amp;amp;sntz=1&amp;amp;usg=AFQjCNG4yvqzvo2IOqgnn22gXijCLGTYUw" xlink:type="simple">f</text:a></text:span><text:span text:style-name="T85"><text:a xlink:href="http://www.google.com/url?q=https://github.com/rvoicilas/inotify-tools/wiki/&amp;amp;sa=D&amp;amp;sntz=1&amp;amp;usg=AFQjCNG4yvqzvo2IOqgnn22gXijCLGTYUw" xlink:type="simple">y-</text:a></text:span><text:span text:style-name="T86"><text:a xlink:href="http://www.google.com/url?q=https://github.com/rvoicilas/inotify-tools/wiki/&amp;amp;sa=D&amp;amp;sntz=1&amp;amp;usg=AFQjCNG4yvqzvo2IOqgnn22gXijCLGTYUw" xlink:type="simple">t</text:a></text:span><text:span text:style-name="T85"><text:a xlink:href="http://www.google.com/url?q=https://github.com/rvoicilas/inotify-tools/wiki/&amp;amp;sa=D&amp;amp;sntz=1&amp;amp;usg=AFQjCNG4yvqzvo2IOqgnn22gXijCLGTYUw" xlink:type="simple">ools</text:a></text:span><text:span text:style-name="T86"><text:a xlink:href="http://www.google.com/url?q=https://github.com/rvoicilas/inotify-tools/wiki/&amp;amp;sa=D&amp;amp;sntz=1&amp;amp;usg=AFQjCNG4yvqzvo2IOqgnn22gXijCLGTYUw" xlink:type="simple">/</text:a></text:span><text:span text:style-name="T85"><text:a xlink:href="http://www.google.com/url?q=https://github.com/rvoicilas/inotify-tools/wiki/&amp;amp;sa=D&amp;amp;sntz=1&amp;amp;usg=AFQjCNG4yvqzvo2IOqgnn22gXijCLGTYUw" xlink:type="simple">wiki/</text:a></text:span></text:p>
            <text:p text:style-name="P15"><text:span text:style-name="T87"/></text:p>
            <text:p text:style-name="P70"><text:span text:style-name="T85"><text:a xlink:href="http://www.google.com/url?q=http://www.ibm.com/developerworks/linux/library/l-ubuntu-inotify/index.html&amp;amp;sa=D&amp;amp;sntz=1&amp;amp;usg=AFQjCNGbR7FI5ZtGO60H_8qxLmQCijUSNA" xlink:type="simple">h</text:a></text:span><text:span text:style-name="T86"><text:a xlink:href="http://www.google.com/url?q=http://www.ibm.com/developerworks/linux/library/l-ubuntu-inotify/index.html&amp;amp;sa=D&amp;amp;sntz=1&amp;amp;usg=AFQjCNGbR7FI5ZtGO60H_8qxLmQCijUSNA" xlink:type="simple">tt</text:a></text:span><text:span text:style-name="T85"><text:a xlink:href="http://www.google.com/url?q=http://www.ibm.com/developerworks/linux/library/l-ubuntu-inotify/index.html&amp;amp;sa=D&amp;amp;sntz=1&amp;amp;usg=AFQjCNGbR7FI5ZtGO60H_8qxLmQCijUSNA" xlink:type="simple">p</text:a></text:span><text:span text:style-name="T86"><text:a xlink:href="http://www.google.com/url?q=http://www.ibm.com/developerworks/linux/library/l-ubuntu-inotify/index.html&amp;amp;sa=D&amp;amp;sntz=1&amp;amp;usg=AFQjCNGbR7FI5ZtGO60H_8qxLmQCijUSNA" xlink:type="simple">://</text:a></text:span><text:span text:style-name="T85"><text:a xlink:href="http://www.google.com/url?q=http://www.ibm.com/developerworks/linux/library/l-ubuntu-inotify/index.html&amp;amp;sa=D&amp;amp;sntz=1&amp;amp;usg=AFQjCNGbR7FI5ZtGO60H_8qxLmQCijUSNA" xlink:type="simple">www</text:a></text:span><text:span text:style-name="T86"><text:a xlink:href="http://www.google.com/url?q=http://www.ibm.com/developerworks/linux/library/l-ubuntu-inotify/index.html&amp;amp;sa=D&amp;amp;sntz=1&amp;amp;usg=AFQjCNGbR7FI5ZtGO60H_8qxLmQCijUSNA" xlink:type="simple">.</text:a></text:span><text:span text:style-name="T85"><text:a xlink:href="http://www.google.com/url?q=http://www.ibm.com/developerworks/linux/library/l-ubuntu-inotify/index.html&amp;amp;sa=D&amp;amp;sntz=1&amp;amp;usg=AFQjCNGbR7FI5ZtGO60H_8qxLmQCijUSNA" xlink:type="simple">ibm.</text:a></text:span><text:span text:style-name="T88"> </text:span><text:span text:style-name="T85"><text:a xlink:href="http://www.google.com/url?q=http://www.ibm.com/developerworks/linux/library/l-ubuntu-inotify/index.html&amp;amp;sa=D&amp;amp;sntz=1&amp;amp;usg=AFQjCNGbR7FI5ZtGO60H_8qxLmQCijUSNA" xlink:type="simple">com</text:a></text:span><text:span text:style-name="T86"><text:a xlink:href="http://www.google.com/url?q=http://www.ibm.com/developerworks/linux/library/l-ubuntu-inotify/index.html&amp;amp;sa=D&amp;amp;sntz=1&amp;amp;usg=AFQjCNGbR7FI5ZtGO60H_8qxLmQCijUSNA" xlink:type="simple">/</text:a></text:span><text:span text:style-name="T85"><text:a xlink:href="http://www.google.com/url?q=http://www.ibm.com/developerworks/linux/library/l-ubuntu-inotify/index.html&amp;amp;sa=D&amp;amp;sntz=1&amp;amp;usg=AFQjCNGbR7FI5ZtGO60H_8qxLmQCijUSNA" xlink:type="simple">developerworks</text:a></text:span><text:span text:style-name="T86"><text:a xlink:href="http://www.google.com/url?q=http://www.ibm.com/developerworks/linux/library/l-ubuntu-inotify/index.html&amp;amp;sa=D&amp;amp;sntz=1&amp;amp;usg=AFQjCNGbR7FI5ZtGO60H_8qxLmQCijUSNA" xlink:type="simple">/</text:a></text:span><text:span text:style-name="T85"><text:a xlink:href="http://www.google.com/url?q=http://www.ibm.com/developerworks/linux/library/l-ubuntu-inotify/index.html&amp;amp;sa=D&amp;amp;sntz=1&amp;amp;usg=AFQjCNGbR7FI5ZtGO60H_8qxLmQCijUSNA" xlink:type="simple">linux</text:a></text:span><text:span text:style-name="T86"><text:a xlink:href="http://www.google.com/url?q=http://www.ibm.com/developerworks/linux/library/l-ubuntu-inotify/index.html&amp;amp;sa=D&amp;amp;sntz=1&amp;amp;usg=AFQjCNGbR7FI5ZtGO60H_8qxLmQCijUSNA" xlink:type="simple">/</text:a></text:span><text:span text:style-name="T85"><text:a xlink:href="http://www.google.com/url?q=http://www.ibm.com/developerworks/linux/library/l-ubuntu-inotify/index.html&amp;amp;sa=D&amp;amp;sntz=1&amp;amp;usg=AFQjCNGbR7FI5ZtGO60H_8qxLmQCijUSNA" xlink:type="simple">library</text:a></text:span><text:span text:style-name="T86"><text:a xlink:href="http://www.google.com/url?q=http://www.ibm.com/developerworks/linux/library/l-ubuntu-inotify/index.html&amp;amp;sa=D&amp;amp;sntz=1&amp;amp;usg=AFQjCNGbR7FI5ZtGO60H_8qxLmQCijUSNA" xlink:type="simple">/</text:a></text:span><text:span text:style-name="T85"><text:a xlink:href="http://www.google.com/url?q=http://www.ibm.com/developerworks/linux/library/l-ubuntu-inotify/index.html&amp;amp;sa=D&amp;amp;sntz=1&amp;amp;usg=AFQjCNGbR7FI5ZtGO60H_8qxLmQCijUSNA" xlink:type="simple">l-ubun</text:a></text:span><text:span text:style-name="T86"><text:a xlink:href="http://www.google.com/url?q=http://www.ibm.com/developerworks/linux/library/l-ubuntu-inotify/index.html&amp;amp;sa=D&amp;amp;sntz=1&amp;amp;usg=AFQjCNGbR7FI5ZtGO60H_8qxLmQCijUSNA" xlink:type="simple">t</text:a></text:span><text:span text:style-name="T85"><text:a xlink:href="http://www.google.com/url?q=http://www.ibm.com/developerworks/linux/library/l-ubuntu-inotify/index.html&amp;amp;sa=D&amp;amp;sntz=1&amp;amp;usg=AFQjCNGbR7FI5ZtGO60H_8qxLmQCijUSNA" xlink:type="simple">u-</text:a></text:span><text:span text:style-name="T88"> </text:span><text:span text:style-name="T85"><text:a xlink:href="http://www.google.com/url?q=http://www.ibm.com/developerworks/linux/library/l-ubuntu-inotify/index.html&amp;amp;sa=D&amp;amp;sntz=1&amp;amp;usg=AFQjCNGbR7FI5ZtGO60H_8qxLmQCijUSNA" xlink:type="simple">ino</text:a></text:span><text:span text:style-name="T86"><text:a xlink:href="http://www.google.com/url?q=http://www.ibm.com/developerworks/linux/library/l-ubuntu-inotify/index.html&amp;amp;sa=D&amp;amp;sntz=1&amp;amp;usg=AFQjCNGbR7FI5ZtGO60H_8qxLmQCijUSNA" xlink:type="simple">t</text:a></text:span><text:span text:style-name="T85"><text:a xlink:href="http://www.google.com/url?q=http://www.ibm.com/developerworks/linux/library/l-ubuntu-inotify/index.html&amp;amp;sa=D&amp;amp;sntz=1&amp;amp;usg=AFQjCNGbR7FI5ZtGO60H_8qxLmQCijUSNA" xlink:type="simple">i</text:a></text:span><text:span text:style-name="T86"><text:a xlink:href="http://www.google.com/url?q=http://www.ibm.com/developerworks/linux/library/l-ubuntu-inotify/index.html&amp;amp;sa=D&amp;amp;sntz=1&amp;amp;usg=AFQjCNGbR7FI5ZtGO60H_8qxLmQCijUSNA" xlink:type="simple">f</text:a></text:span><text:span text:style-name="T85"><text:a xlink:href="http://www.google.com/url?q=http://www.ibm.com/developerworks/linux/library/l-ubuntu-inotify/index.html&amp;amp;sa=D&amp;amp;sntz=1&amp;amp;usg=AFQjCNGbR7FI5ZtGO60H_8qxLmQCijUSNA" xlink:type="simple">y</text:a></text:span><text:span text:style-name="T86"><text:a xlink:href="http://www.google.com/url?q=http://www.ibm.com/developerworks/linux/library/l-ubuntu-inotify/index.html&amp;amp;sa=D&amp;amp;sntz=1&amp;amp;usg=AFQjCNGbR7FI5ZtGO60H_8qxLmQCijUSNA" xlink:type="simple">/</text:a></text:span><text:span text:style-name="T85"><text:a xlink:href="http://www.google.com/url?q=http://www.ibm.com/developerworks/linux/library/l-ubuntu-inotify/index.html&amp;amp;sa=D&amp;amp;sntz=1&amp;amp;usg=AFQjCNGbR7FI5ZtGO60H_8qxLmQCijUSNA" xlink:type="simple">index</text:a></text:span><text:span text:style-name="T86"><text:a xlink:href="http://www.google.com/url?q=http://www.ibm.com/developerworks/linux/library/l-ubuntu-inotify/index.html&amp;amp;sa=D&amp;amp;sntz=1&amp;amp;usg=AFQjCNGbR7FI5ZtGO60H_8qxLmQCijUSNA" xlink:type="simple">.</text:a></text:span><text:span text:style-name="T85"><text:a xlink:href="http://www.google.com/url?q=http://www.ibm.com/developerworks/linux/library/l-ubuntu-inotify/index.html&amp;amp;sa=D&amp;amp;sntz=1&amp;amp;usg=AFQjCNGbR7FI5ZtGO60H_8qxLmQCijUSNA" xlink:type="simple">h</text:a></text:span><text:span text:style-name="T86"><text:a xlink:href="http://www.google.com/url?q=http://www.ibm.com/developerworks/linux/library/l-ubuntu-inotify/index.html&amp;amp;sa=D&amp;amp;sntz=1&amp;amp;usg=AFQjCNGbR7FI5ZtGO60H_8qxLmQCijUSNA" xlink:type="simple">t</text:a></text:span><text:span text:style-name="T85"><text:a xlink:href="http://www.google.com/url?q=http://www.ibm.com/developerworks/linux/library/l-ubuntu-inotify/index.html&amp;amp;sa=D&amp;amp;sntz=1&amp;amp;usg=AFQjCNGbR7FI5ZtGO60H_8qxLmQCijUSNA" xlink:type="simple">ml</text:a></text:span></text:p>
            <text:p text:style-name="P60"><text:span text:style-name="T64"/></text:p>
            <text:p text:style-name="P30"><text:span text:style-name="T85"><text:a xlink:href="http://www.google.com/url?q=http://lwn.net/Articles/311850/&amp;amp;sa=D&amp;amp;sntz=1&amp;amp;usg=AFQjCNF5fGSflnop2Z54Ta6KsxqQ43hHpQ" xlink:type="simple">h</text:a></text:span><text:span text:style-name="T86"><text:a xlink:href="http://www.google.com/url?q=http://lwn.net/Articles/311850/&amp;amp;sa=D&amp;amp;sntz=1&amp;amp;usg=AFQjCNF5fGSflnop2Z54Ta6KsxqQ43hHpQ" xlink:type="simple">tt</text:a></text:span><text:span text:style-name="T85"><text:a xlink:href="http://www.google.com/url?q=http://lwn.net/Articles/311850/&amp;amp;sa=D&amp;amp;sntz=1&amp;amp;usg=AFQjCNF5fGSflnop2Z54Ta6KsxqQ43hHpQ" xlink:type="simple">p</text:a></text:span><text:span text:style-name="T86"><text:a xlink:href="http://www.google.com/url?q=http://lwn.net/Articles/311850/&amp;amp;sa=D&amp;amp;sntz=1&amp;amp;usg=AFQjCNF5fGSflnop2Z54Ta6KsxqQ43hHpQ" xlink:type="simple">://</text:a></text:span><text:span text:style-name="T85"><text:a xlink:href="http://www.google.com/url?q=http://lwn.net/Articles/311850/&amp;amp;sa=D&amp;amp;sntz=1&amp;amp;usg=AFQjCNF5fGSflnop2Z54Ta6KsxqQ43hHpQ" xlink:type="simple">lwn</text:a></text:span><text:span text:style-name="T86"><text:a xlink:href="http://www.google.com/url?q=http://lwn.net/Articles/311850/&amp;amp;sa=D&amp;amp;sntz=1&amp;amp;usg=AFQjCNF5fGSflnop2Z54Ta6KsxqQ43hHpQ" xlink:type="simple">.</text:a></text:span><text:span text:style-name="T85"><text:a xlink:href="http://www.google.com/url?q=http://lwn.net/Articles/311850/&amp;amp;sa=D&amp;amp;sntz=1&amp;amp;usg=AFQjCNF5fGSflnop2Z54Ta6KsxqQ43hHpQ" xlink:type="simple">ne</text:a></text:span><text:span text:style-name="T86"><text:a xlink:href="http://www.google.com/url?q=http://lwn.net/Articles/311850/&amp;amp;sa=D&amp;amp;sntz=1&amp;amp;usg=AFQjCNF5fGSflnop2Z54Ta6KsxqQ43hHpQ" xlink:type="simple">t/A</text:a></text:span><text:span text:style-name="T85"><text:a xlink:href="http://www.google.com/url?q=http://lwn.net/Articles/311850/&amp;amp;sa=D&amp;amp;sntz=1&amp;amp;usg=AFQjCNF5fGSflnop2Z54Ta6KsxqQ43hHpQ" xlink:type="simple">r</text:a></text:span><text:span text:style-name="T86"><text:a xlink:href="http://www.google.com/url?q=http://lwn.net/Articles/311850/&amp;amp;sa=D&amp;amp;sntz=1&amp;amp;usg=AFQjCNF5fGSflnop2Z54Ta6KsxqQ43hHpQ" xlink:type="simple">t</text:a></text:span><text:span text:style-name="T85"><text:a xlink:href="http://www.google.com/url?q=http://lwn.net/Articles/311850/&amp;amp;sa=D&amp;amp;sntz=1&amp;amp;usg=AFQjCNF5fGSflnop2Z54Ta6KsxqQ43hHpQ" xlink:type="simple">icles</text:a></text:span><text:span text:style-name="T86"><text:a xlink:href="http://www.google.com/url?q=http://lwn.net/Articles/311850/&amp;amp;sa=D&amp;amp;sntz=1&amp;amp;usg=AFQjCNF5fGSflnop2Z54Ta6KsxqQ43hHpQ" xlink:type="simple">/</text:a></text:span><text:span text:style-name="T85"><text:a xlink:href="http://www.google.com/url?q=http://lwn.net/Articles/311850/&amp;amp;sa=D&amp;amp;sntz=1&amp;amp;usg=AFQjCNF5fGSflnop2Z54Ta6KsxqQ43hHpQ" xlink:type="simple">311850/</text:a></text:span></text:p>
          </draw:text-box>
        </draw:frame>
        <presentation:notes draw:style-name="dp2">
          <draw:frame draw:name="Notes Placeholder" presentation:style-name="pr5" draw:text-style-name="P2" draw:layer="layout" svg:width="0.001cm" svg:height="0.001cm" svg:x="0cm" svg:y="0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cm" fo:margin-bottom="0.4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cm" fo:margin-bottom="0.3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cm" fo:margin-bottom="0.2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cm" fo:margin-bottom="0.1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cm" fo:margin-bottom="0.1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cm" fo:margin-bottom="0.1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cm" fo:margin-bottom="0.1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cm" fo:margin-bottom="0.1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cm" fo:margin-bottom="0.4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cm" fo:margin-bottom="0.3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cm" fo:margin-bottom="0.2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cm" fo:margin-bottom="0.1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cm" fo:margin-bottom="0.1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cm" fo:margin-bottom="0.1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cm" fo:margin-bottom="0.1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cm" fo:margin-bottom="0.1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7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8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4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15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6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7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18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r19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padding-top="0cm" fo:padding-bottom="0cm" fo:padding-left="0cm" fo:padding-right="0cm" fo:wrap-option="wrap"/>
    </style:style>
    <style:style style:name="Mpr20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color="#898989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898989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Holder 2" presentation:style-name="Mpr1" draw:text-style-name="MP3" draw:layer="backgroundobjects" svg:width="22.454cm" svg:height="1.017cm" svg:x="1.473cm" svg:y="2.325cm" presentation:class="title">
        <draw:text-box>
          <text:p/>
        </draw:text-box>
      </draw:frame>
      <draw:frame draw:name="Holder 3" presentation:style-name="Mpr2" draw:text-style-name="MP3" draw:layer="backgroundobjects" svg:width="22.454cm" svg:height="1.017cm" svg:x="1.473cm" svg:y="4.902cm" presentation:class="outline">
        <draw:text-box>
          <text:p/>
        </draw:text-box>
      </draw:frame>
      <draw:frame draw:name="Holder 4" presentation:style-name="Mpr3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5" presentation:style-name="Mpr4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6" presentation:style-name="Mpr4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1"/>
    </style:master-page>
    <style:master-page style:name="Master1-Layout1-obj-Title-Slide" style:page-layout-name="PM1" draw:style-name="Mdp1">
      <draw:frame draw:name="Holder 2" presentation:style-name="Mpr5" draw:text-style-name="MP3" draw:layer="backgroundobjects" svg:width="21.59cm" svg:height="1.017cm" svg:x="1.905cm" svg:y="5.905cm" presentation:class="title">
        <draw:text-box>
          <text:p/>
        </draw:text-box>
      </draw:frame>
      <draw:frame draw:name="Holder 3" presentation:style-name="Mpr6" draw:text-style-name="MP3" draw:layer="backgroundobjects" svg:width="11.892cm" svg:height="1.017cm" svg:x="6.754cm" svg:y="10.858cm" presentation:class="subtitle">
        <draw:text-box>
          <text:p/>
        </draw:text-box>
      </draw:frame>
      <draw:frame draw:name="Holder 4" presentation:style-name="Mpr7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5" presentation:style-name="Mpr8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6" presentation:style-name="Mpr8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1-Layout1-obj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1">
        <draw:page-thumbnail presentation:style-name="Master1-Layout1-obj-Title-Slide-title" draw:layer="backgroundobjects" svg:width="9.523cm" svg:height="7.142cm" svg:x="7.938cm" svg:y="1.447cm" presentation:class="page"/>
        <draw:frame presentation:style-name="Master1-Layout1-obj-Title-Slide-notes" draw:layer="backgroundobjects" svg:width="20.319cm" svg:height="8.571cm" svg:x="2.54cm" svg:y="9.048cm" presentation:class="notes" presentation:placeholder="true">
          <draw:text-box/>
        </draw:frame>
      </presentation:notes>
    </style:master-page>
    <style:master-page style:name="Master1-Layout2-obj-Title-and-Content" style:page-layout-name="PM1" draw:style-name="Mdp1">
      <draw:frame draw:name="Holder 2" presentation:style-name="Mpr9" draw:text-style-name="MP3" draw:layer="backgroundobjects" svg:width="22.454cm" svg:height="1.017cm" svg:x="1.473cm" svg:y="2.325cm" presentation:class="title">
        <draw:text-box>
          <text:p/>
        </draw:text-box>
      </draw:frame>
      <draw:frame draw:name="Holder 3" presentation:style-name="Mpr10" draw:text-style-name="MP3" draw:layer="backgroundobjects" svg:width="22.454cm" svg:height="1.017cm" svg:x="1.473cm" svg:y="4.902cm" presentation:class="outline">
        <draw:text-box>
          <text:p/>
        </draw:text-box>
      </draw:frame>
      <draw:frame draw:name="Holder 4" presentation:style-name="Mpr11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5" presentation:style-name="Mpr12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6" presentation:style-name="Mpr12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1">
        <draw:page-thumbnail presentation:style-name="Master1-Layout2-obj-Title-and-Content-title" draw:layer="backgroundobjects" svg:width="9.523cm" svg:height="7.142cm" svg:x="7.938cm" svg:y="1.447cm" presentation:class="page"/>
        <draw:frame presentation:style-name="Master1-Layout2-obj-Title-and-Content-notes" draw:layer="backgroundobjects" svg:width="20.319cm" svg:height="8.571cm" svg:x="2.54cm" svg:y="9.048cm" presentation:class="notes" presentation:placeholder="true">
          <draw:text-box/>
        </draw:frame>
      </presentation:notes>
    </style:master-page>
    <style:master-page style:name="Master1-Layout3-obj-Two-Content" style:page-layout-name="PM1" draw:style-name="Mdp1">
      <draw:frame draw:name="Holder 2" presentation:style-name="Mpr13" draw:text-style-name="MP3" draw:layer="backgroundobjects" svg:width="22.454cm" svg:height="1.017cm" svg:x="1.473cm" svg:y="2.325cm" presentation:class="title">
        <draw:text-box>
          <text:p/>
        </draw:text-box>
      </draw:frame>
      <draw:frame draw:name="Holder 3" presentation:style-name="Mpr13" draw:text-style-name="MP3" draw:layer="backgroundobjects" svg:width="11.049cm" svg:height="1.017cm" svg:x="1.27cm" svg:y="4.382cm" presentation:class="title">
        <draw:text-box>
          <text:p/>
        </draw:text-box>
      </draw:frame>
      <draw:frame draw:name="Holder 4" presentation:style-name="Mpr13" draw:text-style-name="MP3" draw:layer="backgroundobjects" svg:width="11.049cm" svg:height="1.017cm" svg:x="13.081cm" svg:y="4.382cm" presentation:class="title">
        <draw:text-box>
          <text:p/>
        </draw:text-box>
      </draw:frame>
      <draw:frame draw:name="Holder 5" presentation:style-name="Mpr14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6" presentation:style-name="Mpr15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7" presentation:style-name="Mpr15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1"/>
    </style:master-page>
    <style:master-page style:name="Master1-Layout4-obj-Title-Only" style:page-layout-name="PM1" draw:style-name="Mdp1">
      <draw:frame draw:name="Holder 2" presentation:style-name="Mpr16" draw:text-style-name="MP3" draw:layer="backgroundobjects" svg:width="22.454cm" svg:height="1.017cm" svg:x="1.473cm" svg:y="2.325cm" presentation:class="title">
        <draw:text-box>
          <text:p/>
        </draw:text-box>
      </draw:frame>
      <draw:frame draw:name="Holder 3" presentation:style-name="Mpr17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4" presentation:style-name="Mpr18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5" presentation:style-name="Mpr18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1"/>
    </style:master-page>
    <style:master-page style:name="Master1-Layout5-obj-Blank" style:page-layout-name="PM1" draw:style-name="Mdp1">
      <draw:frame draw:name="Holder 2" presentation:style-name="Mpr19" draw:text-style-name="MP3" draw:layer="backgroundobjects" svg:width="8.128cm" svg:height="1.017cm" svg:x="8.636cm" svg:y="17.717cm" presentation:class="footer">
        <draw:text-box>
          <text:p/>
        </draw:text-box>
      </draw:frame>
      <draw:frame draw:name="Holder 3" presentation:style-name="Mpr20" draw:text-style-name="MP3" draw:layer="backgroundobjects" svg:width="5.842cm" svg:height="0.776cm" svg:x="1.27cm" svg:y="17.717cm" presentation:class="date-time">
        <draw:text-box>
          <text:p text:style-name="MP4"><text:span text:style-name="MT1"><text:date style:data-style-name="D1" text:date-value="2015-01-29">1/29/15</text:date></text:span></text:p>
        </draw:text-box>
      </draw:frame>
      <draw:frame draw:name="Holder 4" presentation:style-name="Mpr20" draw:text-style-name="MP3" draw:layer="backgroundobjects" svg:width="5.842cm" svg:height="0.776cm" svg:x="18.288cm" svg:y="17.71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1-Layout5-obj-Blank-title" draw:layer="backgroundobjects" svg:width="22.859cm" svg:height="3.18cm" svg:x="1.27cm" svg:y="0.76cm" presentation:class="title" presentation:placeholder="true">
        <draw:text-box/>
      </draw:frame>
      <draw:frame presentation:style-name="Master1-Layout5-obj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1">
        <draw:page-thumbnail presentation:style-name="Master1-Layout5-obj-Blank-title" draw:layer="backgroundobjects" svg:width="0cm" svg:height="0cm" svg:x="0cm" svg:y="1.447cm" presentation:class="page"/>
        <draw:frame presentation:style-name="Master1-Layout5-obj-Blank-notes" draw:layer="backgroundobjects" svg:width="20.319cm" svg:height="8.571cm" svg:x="2.54cm" svg:y="9.04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dc:title>PowerPoint-Präsentation</dc:title>
    <meta:initial-creator>Online2PDF.com</meta:initial-creator>
    <meta:creation-date>2015-01-29T18:44:07Z</meta:creation-date>
    <dc:date>2015-01-29T11:48:25</dc:date>
    <meta:editing-cycles>3</meta:editing-cycles>
    <meta:editing-duration>PT1M3S</meta:editing-duration>
    <meta:document-statistic meta:object-count="115"/>
    <meta:user-defined meta:name="Created" meta:value-type="date">2015-01-29T00:00:00</meta:user-defined>
    <meta:user-defined meta:name="LastSaved" meta:value-type="date">2015-01-29T00:00:00</meta:user-defined>
  </office:meta>
</office:document-meta>
</file>